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26.45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28.8pt"/>
    </style:style>
    <style:style style:name="co9" style:family="table-column">
      <style:table-column-properties fo:break-before="auto" style:column-width="31.1pt"/>
    </style:style>
    <style:style style:name="co10" style:family="table-column">
      <style:table-column-properties fo:break-before="auto" style:column-width="31.8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15pt"/>
    </style:style>
    <style:style style:name="co13" style:family="table-column">
      <style:table-column-properties fo:break-before="auto" style:column-width="132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lds.confusiond=0.5s=0.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old: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JJR</text:p>
          </table:table-cell>
          <table:table-cell office:value-type="string" calcext:value-type="string">
            <text:p>JJ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P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PRP$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B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WDT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WRB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Weighted Avg Precision</text:p>
          </table:table-cell>
          <table:table-cell office:value-type="string" calcext:value-type="string">
            <text:p>Weighted Average Recall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[.B3]/SUM([.B3:.B29])" office:value-type="float" office:value="0.966666666666667" calcext:value-type="float">
            <text:p>0.9666666667</text:p>
          </table:table-cell>
          <table:table-cell table:formula="of:=[.B3]/SUM([.$B3:.$AB3])" office:value-type="float" office:value="0.988636363636364" calcext:value-type="float">
            <text:p>0.9886363636</text:p>
          </table:table-cell>
          <table:table-cell table:formula="of:=[.AC3]*SUM([.B3:.AB3])" office:value-type="float" office:value="340.266666666667" calcext:value-type="float">
            <text:p>340.2666666667</text:p>
          </table:table-cell>
          <table:table-cell table:formula="of:=[.AD3]*SUM([.B3:.AB3])"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4]/SUM([.C3:.C29])" office:value-type="float" office:value="0.927364864864865" calcext:value-type="float">
            <text:p>0.9273648649</text:p>
          </table:table-cell>
          <table:table-cell table:formula="of:=[.$C4]/SUM([.$B4:.$AB4])" office:value-type="float" office:value="0.844615384615385" calcext:value-type="float">
            <text:p>0.8446153846</text:p>
          </table:table-cell>
          <table:table-cell table:formula="of:=[.AC4]*SUM([.B4:.AB4])" office:value-type="float" office:value="602.787162162162" calcext:value-type="float">
            <text:p>602.7871621622</text:p>
          </table:table-cell>
          <table:table-cell table:formula="of:=[.AD4]*SUM([.B4:.AB4])"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7" calcext:value-type="float">
            <text:p>132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5]/SUM([.D3:.D29])" office:value-type="float" office:value="0.991778774289985" calcext:value-type="float">
            <text:p>0.9917787743</text:p>
          </table:table-cell>
          <table:table-cell table:formula="of:=[.$D5]/SUM([.$B5:.$AB5])" office:value-type="float" office:value="0.97789240972734" calcext:value-type="float">
            <text:p>0.9778924097</text:p>
          </table:table-cell>
          <table:table-cell table:formula="of:=[.AC5]*SUM([.B5:.AB5])" office:value-type="float" office:value="1345.84379671151" calcext:value-type="float">
            <text:p>1345.8437967115</text:p>
          </table:table-cell>
          <table:table-cell table:formula="of:=[.AD5]*SUM([.B5:.AB5])"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]/SUM([.E3:.E29])" office:value-type="float" office:value="0.955873583780561" calcext:value-type="float">
            <text:p>0.9558735838</text:p>
          </table:table-cell>
          <table:table-cell table:formula="of:=[.$E6]/SUM([.$B6:.$AB6])" office:value-type="float" office:value="0.979828850855746" calcext:value-type="float">
            <text:p>0.9798288509</text:p>
          </table:table-cell>
          <table:table-cell table:formula="of:=[.AC6]*SUM([.B6:.AB6])" office:value-type="float" office:value="1563.809183065" calcext:value-type="float">
            <text:p>1563.809183065</text:p>
          </table:table-cell>
          <table:table-cell table:formula="of:=[.AD6]*SUM([.B6:.AB6])"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JJ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F7]/SUM([.F3:.F29])" office:value-type="float" office:value="0.816037735849057" calcext:value-type="float">
            <text:p>0.8160377358</text:p>
          </table:table-cell>
          <table:table-cell table:formula="of:=[.$F7]/SUM([.$B7:.$AB7])" office:value-type="float" office:value="0.730728616684266" calcext:value-type="float">
            <text:p>0.7307286167</text:p>
          </table:table-cell>
          <table:table-cell table:formula="of:=[.AC7]*SUM([.B7:.AB7])" office:value-type="float" office:value="772.787735849057" calcext:value-type="float">
            <text:p>772.7877358491</text:p>
          </table:table-cell>
          <table:table-cell table:formula="of:=[.AD7]*SUM([.B7:.AB7])"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JJ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8]/SUM([.G$3:.G$29])" office:value-type="float" office:value="0.396694214876033" calcext:value-type="float">
            <text:p>0.3966942149</text:p>
          </table:table-cell>
          <table:table-cell table:formula="of:=[.$G8]/SUM([.$B8:.$AB8])" office:value-type="float" office:value="0.872727272727273" calcext:value-type="float">
            <text:p>0.8727272727</text:p>
          </table:table-cell>
          <table:table-cell table:formula="of:=[.AC8]*SUM([.B8:.AB8])" office:value-type="float" office:value="21.8181818181818" calcext:value-type="float">
            <text:p>21.8181818182</text:p>
          </table:table-cell>
          <table:table-cell table:formula="of:=[.AD8]*SUM([.B8:.AB8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JJ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[.H9]/SUM([.H3:.H29])" office:value-type="float" office:value="0.13855421686747" calcext:value-type="float">
            <text:p>0.1385542169</text:p>
          </table:table-cell>
          <table:table-cell table:formula="of:=[.$H9]/SUM([.$B9:.$AB9])" office:value-type="float" office:value="0.884615384615385" calcext:value-type="float">
            <text:p>0.8846153846</text:p>
          </table:table-cell>
          <table:table-cell table:formula="of:=[.AC9]*SUM([.B9:.AB9])" office:value-type="float" office:value="3.60240963855422" calcext:value-type="float">
            <text:p>3.6024096386</text:p>
          </table:table-cell>
          <table:table-cell table:formula="of:=[.AD9]*SUM([.B9:.AB9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[.I10]/SUM([.I3:.I29])" office:value-type="float" office:value="0.76" calcext:value-type="float">
            <text:p>0.76</text:p>
          </table:table-cell>
          <table:table-cell table:formula="of:=[.$I10]/SUM([.$B10:.$AB10])" office:value-type="float" office:value="1" calcext:value-type="float">
            <text:p>1</text:p>
          </table:table-cell>
          <table:table-cell table:formula="of:=[.AC10]*SUM([.B10:.AB10])" office:value-type="float" office:value="115.52" calcext:value-type="float">
            <text:p>115.52</text:p>
          </table:table-cell>
          <table:table-cell table:formula="of:=[.AD10]*SUM([.B10:.AB10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752" calcext:value-type="float">
            <text:p>1752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J11]/SUM([.J3:.J29])" office:value-type="float" office:value="0.900771208226221" calcext:value-type="float">
            <text:p>0.9007712082</text:p>
          </table:table-cell>
          <table:table-cell table:formula="of:=[.$J11]/SUM([.$B11:.$AB11])" office:value-type="float" office:value="0.822921559417567" calcext:value-type="float">
            <text:p>0.8229215594</text:p>
          </table:table-cell>
          <table:table-cell table:formula="of:=[.AC11]*SUM([.B11:.AB11])" office:value-type="float" office:value="1917.74190231362" calcext:value-type="float">
            <text:p>1917.7419023136</text:p>
          </table:table-cell>
          <table:table-cell table:formula="of:=[.AD11]*SUM([.B11:.AB11])" office:value-type="float" office:value="1752" calcext:value-type="float">
            <text:p>1752</text:p>
          </table:table-cell>
        </table:table-row>
        <table:table-row table:style-name="ro1">
          <table:table-cell office:value-type="string" calcext:value-type="string">
            <text:p>NNP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  <table:table-cell office:value-type="float" office:value="976" calcext:value-type="float">
            <text:p>976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K12]/SUM([.K3:.K29])" office:value-type="float" office:value="0.913857677902622" calcext:value-type="float">
            <text:p>0.9138576779</text:p>
          </table:table-cell>
          <table:table-cell table:formula="of:=[.$K12]/SUM([.$B12:.$AB12])" office:value-type="float" office:value="0.649800266311585" calcext:value-type="float">
            <text:p>0.6498002663</text:p>
          </table:table-cell>
          <table:table-cell table:formula="of:=[.AC12]*SUM([.B12:.AB12])" office:value-type="float" office:value="1372.61423220974" calcext:value-type="float">
            <text:p>1372.6142322097</text:p>
          </table:table-cell>
          <table:table-cell table:formula="of:=[.AD12]*SUM([.B12:.AB12])"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NNP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3]/SUM([.L3:.L29])" office:value-type="float" office:value="0.126984126984127" calcext:value-type="float">
            <text:p>0.126984127</text:p>
          </table:table-cell>
          <table:table-cell table:formula="of:=[.$L13]/SUM([.$B13:.$AB13])" office:value-type="float" office:value="0.5" calcext:value-type="float">
            <text:p>0.5</text:p>
          </table:table-cell>
          <table:table-cell table:formula="of:=[.AC13]*SUM([.B13:.AB13])" office:value-type="float" office:value="4.06349206349206" calcext:value-type="float">
            <text:p>4.0634920635</text:p>
          </table:table-cell>
          <table:table-cell table:formula="of:=[.AD13]*SUM([.B13:.AB13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N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74" calcext:value-type="float">
            <text:p>87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M14]/SUM([.M3:.M29])" office:value-type="float" office:value="0.887309644670051" calcext:value-type="float">
            <text:p>0.8873096447</text:p>
          </table:table-cell>
          <table:table-cell table:formula="of:=[.$M14]/SUM([.$B14:.$AB14])" office:value-type="float" office:value="0.820657276995305" calcext:value-type="float">
            <text:p>0.820657277</text:p>
          </table:table-cell>
          <table:table-cell table:formula="of:=[.AC14]*SUM([.B14:.AB14])" office:value-type="float" office:value="944.984771573604" calcext:value-type="float">
            <text:p>944.9847715736</text:p>
          </table:table-cell>
          <table:table-cell table:formula="of:=[.AD14]*SUM([.B14:.AB14])"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N15]/SUM([.N3:.N29])" office:value-type="float" office:value="0.704453441295547" calcext:value-type="float">
            <text:p>0.7044534413</text:p>
          </table:table-cell>
          <table:table-cell table:formula="of:=[.$N15]/SUM([.$B15:.$AB15])" office:value-type="float" office:value="0.994285714285714" calcext:value-type="float">
            <text:p>0.9942857143</text:p>
          </table:table-cell>
          <table:table-cell table:formula="of:=[.AC15]*SUM([.B15:.AB15])" office:value-type="float" office:value="123.279352226721" calcext:value-type="float">
            <text:p>123.2793522267</text:p>
          </table:table-cell>
          <table:table-cell table:formula="of:=[.AD15]*SUM([.B15:.AB15])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PR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[.O16]/SUM([.O3:.O29])" office:value-type="float" office:value="0.768060836501901" calcext:value-type="float">
            <text:p>0.7680608365</text:p>
          </table:table-cell>
          <table:table-cell table:formula="of:=[.$O16]/SUM([.$B16:.$AB16])" office:value-type="float" office:value="0.995073891625616" calcext:value-type="float">
            <text:p>0.9950738916</text:p>
          </table:table-cell>
          <table:table-cell table:formula="of:=[.AC16]*SUM([.B16:.AB16])" office:value-type="float" office:value="155.916349809886" calcext:value-type="float">
            <text:p>155.9163498099</text:p>
          </table:table-cell>
          <table:table-cell table:formula="of:=[.AD16]*SUM([.B16:.AB16])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PRP$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[.P17]/SUM([.P3:.P29])" office:value-type="float" office:value="0.576086956521739" calcext:value-type="float">
            <text:p>0.5760869565</text:p>
          </table:table-cell>
          <table:table-cell table:formula="of:=[.$P17]/SUM([.$B17:.$AB17])" office:value-type="float" office:value="1" calcext:value-type="float">
            <text:p>1</text:p>
          </table:table-cell>
          <table:table-cell table:formula="of:=[.AC17]*SUM([.B17:.AB17])" office:value-type="float" office:value="91.5978260869565" calcext:value-type="float">
            <text:p>91.597826087</text:p>
          </table:table-cell>
          <table:table-cell table:formula="of:=[.AD17]*SUM([.B17:.AB17])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Q18]/SUM([.Q3:.Q29])" office:value-type="float" office:value="0.894977168949772" calcext:value-type="float">
            <text:p>0.8949771689</text:p>
          </table:table-cell>
          <table:table-cell table:formula="of:=[.$Q18]/SUM([.$B18:.$AB18])" office:value-type="float" office:value="0.852173913043478" calcext:value-type="float">
            <text:p>0.852173913</text:p>
          </table:table-cell>
          <table:table-cell table:formula="of:=[.AC18]*SUM([.B18:.AB18])" office:value-type="float" office:value="411.689497716895" calcext:value-type="float">
            <text:p>411.6894977169</text:p>
          </table:table-cell>
          <table:table-cell table:formula="of:=[.AD18]*SUM([.B18:.AB18])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RB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.R19]/SUM([.R3:.R29])" office:value-type="float" office:value="0.112676056338028" calcext:value-type="float">
            <text:p>0.1126760563</text:p>
          </table:table-cell>
          <table:table-cell table:formula="of:=[.$R19]/SUM([.$B19:.$AB19])" office:value-type="float" office:value="0.5" calcext:value-type="float">
            <text:p>0.5</text:p>
          </table:table-cell>
          <table:table-cell table:formula="of:=[.AC19]*SUM([.B19:.AB19])" office:value-type="float" office:value="1.80281690140845" calcext:value-type="float">
            <text:p>1.8028169014</text:p>
          </table:table-cell>
          <table:table-cell table:formula="of:=[.AD19]*SUM([.B19:.AB1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.S20]/SUM([.S3:.S29])" office:value-type="float" office:value="0.91948051948052" calcext:value-type="float">
            <text:p>0.9194805195</text:p>
          </table:table-cell>
          <table:table-cell table:formula="of:=[.$S20]/SUM([.$B20:.$AB20])" office:value-type="float" office:value="1" calcext:value-type="float">
            <text:p>1</text:p>
          </table:table-cell>
          <table:table-cell table:formula="of:=[.AC20]*SUM([.B20:.AB20])" office:value-type="float" office:value="325.496103896104" calcext:value-type="float">
            <text:p>325.4961038961</text:p>
          </table:table-cell>
          <table:table-cell table:formula="of:=[.AD20]*SUM([.B20:.AB20])"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T21]/SUM([.T3:.T29])" office:value-type="float" office:value="0.751445086705202" calcext:value-type="float">
            <text:p>0.7514450867</text:p>
          </table:table-cell>
          <table:table-cell table:formula="of:=[.$T21]/SUM([.$B21:.$AB21])" office:value-type="float" office:value="0.909090909090909" calcext:value-type="float">
            <text:p>0.9090909091</text:p>
          </table:table-cell>
          <table:table-cell table:formula="of:=[.AC21]*SUM([.B21:.AB21])" office:value-type="float" office:value="322.369942196532" calcext:value-type="float">
            <text:p>322.3699421965</text:p>
          </table:table-cell>
          <table:table-cell table:formula="of:=[.AD21]*SUM([.B21:.AB21])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VB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U22]/SUM([.U3:.U29])" office:value-type="float" office:value="0.891061452513966" calcext:value-type="float">
            <text:p>0.8910614525</text:p>
          </table:table-cell>
          <table:table-cell table:formula="of:=[.$U22]/SUM([.$B22:.$AB22])" office:value-type="float" office:value="0.811704834605598" calcext:value-type="float">
            <text:p>0.8117048346</text:p>
          </table:table-cell>
          <table:table-cell table:formula="of:=[.AC22]*SUM([.B22:.AB22])" office:value-type="float" office:value="350.187150837989" calcext:value-type="float">
            <text:p>350.187150838</text:p>
          </table:table-cell>
          <table:table-cell table:formula="of:=[.AD22]*SUM([.B22:.AB22])"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VB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V23]/SUM([.V3:.V29])" office:value-type="float" office:value="0.828282828282828" calcext:value-type="float">
            <text:p>0.8282828283</text:p>
          </table:table-cell>
          <table:table-cell table:formula="of:=[.$V23]/SUM([.$B23:.$AB23])" office:value-type="float" office:value="0.669387755102041" calcext:value-type="float">
            <text:p>0.6693877551</text:p>
          </table:table-cell>
          <table:table-cell table:formula="of:=[.AC23]*SUM([.B23:.AB23])" office:value-type="float" office:value="202.929292929293" calcext:value-type="float">
            <text:p>202.9292929293</text:p>
          </table:table-cell>
          <table:table-cell table:formula="of:=[.AD23]*SUM([.B23:.AB23])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VB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W24]/SUM([.W3:.W29])" office:value-type="float" office:value="0.760204081632653" calcext:value-type="float">
            <text:p>0.7602040816</text:p>
          </table:table-cell>
          <table:table-cell table:formula="of:=[.$W24]/SUM([.$B24:.$AB24])" office:value-type="float" office:value="0.782152230971129" calcext:value-type="float">
            <text:p>0.782152231</text:p>
          </table:table-cell>
          <table:table-cell table:formula="of:=[.AC24]*SUM([.B24:.AB24])" office:value-type="float" office:value="289.637755102041" calcext:value-type="float">
            <text:p>289.637755102</text:p>
          </table:table-cell>
          <table:table-cell table:formula="of:=[.AD24]*SUM([.B24:.AB24])"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VB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X25]/SUM([.X3:.X29])" office:value-type="float" office:value="0.718045112781955" calcext:value-type="float">
            <text:p>0.7180451128</text:p>
          </table:table-cell>
          <table:table-cell table:formula="of:=[.$X25]/SUM([.$B25:.$AB25])" office:value-type="float" office:value="0.786008230452675" calcext:value-type="float">
            <text:p>0.7860082305</text:p>
          </table:table-cell>
          <table:table-cell table:formula="of:=[.AC25]*SUM([.B25:.AB25])" office:value-type="float" office:value="174.484962406015" calcext:value-type="float">
            <text:p>174.484962406</text:p>
          </table:table-cell>
          <table:table-cell table:formula="of:=[.AD25]*SUM([.B25:.AB25])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VBZ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Y26]/SUM([.Y3:.Y29])" office:value-type="float" office:value="0.905913978494624" calcext:value-type="float">
            <text:p>0.9059139785</text:p>
          </table:table-cell>
          <table:table-cell table:formula="of:=[.$Y26]/SUM([.$B26:.$AB26])" office:value-type="float" office:value="0.855329949238579" calcext:value-type="float">
            <text:p>0.8553299492</text:p>
          </table:table-cell>
          <table:table-cell table:formula="of:=[.AC26]*SUM([.B26:.AB26])" office:value-type="float" office:value="356.930107526882" calcext:value-type="float">
            <text:p>356.9301075269</text:p>
          </table:table-cell>
          <table:table-cell table:formula="of:=[.AD26]*SUM([.B26:.AB26])"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WD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Z27]/SUM([.Z3:.Z29])" office:value-type="float" office:value="0.582191780821918" calcext:value-type="float">
            <text:p>0.5821917808</text:p>
          </table:table-cell>
          <table:table-cell table:formula="of:=[.$Z27]/SUM([.$B27:.$AB27])" office:value-type="float" office:value="0.934065934065934" calcext:value-type="float">
            <text:p>0.9340659341</text:p>
          </table:table-cell>
          <table:table-cell table:formula="of:=[.AC27]*SUM([.B27:.AB27])" office:value-type="float" office:value="52.9794520547945" calcext:value-type="float">
            <text:p>52.9794520548</text:p>
          </table:table-cell>
          <table:table-cell table:formula="of:=[.AD27]*SUM([.B27:.AB27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WP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AA28]/SUM([.AA3:.AA29])" office:value-type="float" office:value="0.451612903225806" calcext:value-type="float">
            <text:p>0.4516129032</text:p>
          </table:table-cell>
          <table:table-cell table:formula="of:=[.$AA28]/SUM([.$B28:.$AB28])" office:value-type="float" office:value="1" calcext:value-type="float">
            <text:p>1</text:p>
          </table:table-cell>
          <table:table-cell table:formula="of:=[.AC28]*SUM([.B28:.AB28])" office:value-type="float" office:value="12.6451612903226" calcext:value-type="float">
            <text:p>12.6451612903</text:p>
          </table:table-cell>
          <table:table-cell table:formula="of:=[.AD28]*SUM([.B28:.AB28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RB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AB29]/SUM([.AB3:.AB29])" office:value-type="float" office:value="0.352941176470588" calcext:value-type="float">
            <text:p>0.3529411765</text:p>
          </table:table-cell>
          <table:table-cell table:formula="of:=[.$AB29]/SUM([.$B29:.$AB29])" office:value-type="float" office:value="1" calcext:value-type="float">
            <text:p>1</text:p>
          </table:table-cell>
          <table:table-cell table:formula="of:=[.AC29]*SUM([.B29:.AB29])" office:value-type="float" office:value="10.5882352941177" calcext:value-type="float">
            <text:p>10.5882352941</text:p>
          </table:table-cell>
          <table:table-cell table:formula="of:=[.AD29]*SUM([.B29:.AB29])" office:value-type="float" office:value="30" calcext:value-type="float">
            <text:p>30</text:p>
          </table:table-cell>
        </table:table-row>
        <table:table-row table:style-name="ro1">
          <table:table-cell table:number-columns-repeated="30"/>
          <table:table-cell table:formula="of:=SUM([.AE3:.AE29])/SUM([.B3:.AB29])" office:value-type="float" office:value="0.880359415013888" calcext:value-type="float">
            <text:p>0.880359415</text:p>
          </table:table-cell>
          <table:table-cell table:formula="of:=SUM([.AF3:.AF29])/SUM([.B3:.AB29])" office:value-type="float" office:value="0.850933056872038" calcext:value-type="float">
            <text:p>0.8509330569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old: 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JJR</text:p>
          </table:table-cell>
          <table:table-cell office:value-type="string" calcext:value-type="string">
            <text:p>JJ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P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PRP$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B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WDT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WRB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Weighted Avg Precision</text:p>
          </table:table-cell>
          <table:table-cell office:value-type="string" calcext:value-type="string">
            <text:p>Weighted Average Recall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327" calcext:value-type="float">
            <text:p>3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[.B34]/SUM([.B34:.B60])" office:value-type="float" office:value="0.979041916167665" calcext:value-type="float">
            <text:p>0.9790419162</text:p>
          </table:table-cell>
          <table:table-cell table:formula="of:=[.B34]/SUM([.$B34:.$AB34])" office:value-type="float" office:value="0.996951219512195" calcext:value-type="float">
            <text:p>0.9969512195</text:p>
          </table:table-cell>
          <table:table-cell table:formula="of:=[.AC34]*SUM([.B34:.AB34])" office:value-type="float" office:value="321.125748502994" calcext:value-type="float">
            <text:p>321.125748503</text:p>
          </table:table-cell>
          <table:table-cell table:formula="of:=[.AD34]*SUM([.B34:.AB34])"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C35]/SUM([.C34:.C60])" office:value-type="float" office:value="0.94228356336261" calcext:value-type="float">
            <text:p>0.9422835634</text:p>
          </table:table-cell>
          <table:table-cell table:formula="of:=[.$C35]/SUM([.$B35:.$AB35])" office:value-type="float" office:value="0.829834254143646" calcext:value-type="float">
            <text:p>0.8298342541</text:p>
          </table:table-cell>
          <table:table-cell table:formula="of:=[.AC35]*SUM([.B35:.AB35])" office:value-type="float" office:value="852.766624843162" calcext:value-type="float">
            <text:p>852.7666248432</text:p>
          </table:table-cell>
          <table:table-cell table:formula="of:=[.AD35]*SUM([.B35:.AB35])"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6]/SUM([.D34:.D60])" office:value-type="float" office:value="0.984689766317486" calcext:value-type="float">
            <text:p>0.9846897663</text:p>
          </table:table-cell>
          <table:table-cell table:formula="of:=[.$D36]/SUM([.$B36:.$AB36])" office:value-type="float" office:value="0.98389694041868" calcext:value-type="float">
            <text:p>0.9838969404</text:p>
          </table:table-cell>
          <table:table-cell table:formula="of:=[.AC36]*SUM([.B36:.AB36])" office:value-type="float" office:value="1222.98468976632" calcext:value-type="float">
            <text:p>1222.9846897663</text:p>
          </table:table-cell>
          <table:table-cell table:formula="of:=[.AD36]*SUM([.B36:.AB36])" office:value-type="float" office:value="1222" calcext:value-type="float">
            <text:p>1222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46" calcext:value-type="float">
            <text:p>1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7]/SUM([.E34:.E60])" office:value-type="float" office:value="0.95079950799508" calcext:value-type="float">
            <text:p>0.950799508</text:p>
          </table:table-cell>
          <table:table-cell table:formula="of:=[.$E37]/SUM([.$B37:.$AB37])" office:value-type="float" office:value="0.971105527638191" calcext:value-type="float">
            <text:p>0.9711055276</text:p>
          </table:table-cell>
          <table:table-cell table:formula="of:=[.AC37]*SUM([.B37:.AB37])" office:value-type="float" office:value="1513.67281672817" calcext:value-type="float">
            <text:p>1513.6728167282</text:p>
          </table:table-cell>
          <table:table-cell table:formula="of:=[.AD37]*SUM([.B37:.AB37])"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J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14" calcext:value-type="float">
            <text:p>71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F38]/SUM([.F34:.F60])" office:value-type="float" office:value="0.826388888888889" calcext:value-type="float">
            <text:p>0.8263888889</text:p>
          </table:table-cell>
          <table:table-cell table:formula="of:=[.$F38]/SUM([.$B38:.$AB38])" office:value-type="float" office:value="0.761194029850746" calcext:value-type="float">
            <text:p>0.7611940299</text:p>
          </table:table-cell>
          <table:table-cell table:formula="of:=[.AC38]*SUM([.B38:.AB38])" office:value-type="float" office:value="775.152777777778" calcext:value-type="float">
            <text:p>775.1527777778</text:p>
          </table:table-cell>
          <table:table-cell table:formula="of:=[.AD38]*SUM([.B38:.AB38])"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JJ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.G39]/SUM([.G$3:.G$29])" office:value-type="float" office:value="0.462809917355372" calcext:value-type="float">
            <text:p>0.4628099174</text:p>
          </table:table-cell>
          <table:table-cell table:formula="of:=[.$G39]/SUM([.$B39:.$AB39])" office:value-type="float" office:value="0.835820895522388" calcext:value-type="float">
            <text:p>0.8358208955</text:p>
          </table:table-cell>
          <table:table-cell table:formula="of:=[.AC39]*SUM([.B39:.AB39])" office:value-type="float" office:value="31.0082644628099" calcext:value-type="float">
            <text:p>31.0082644628</text:p>
          </table:table-cell>
          <table:table-cell table:formula="of:=[.AD39]*SUM([.B39:.AB39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JJ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[.H40]/SUM([.H34:.H60])" office:value-type="float" office:value="0.182389937106918" calcext:value-type="float">
            <text:p>0.1823899371</text:p>
          </table:table-cell>
          <table:table-cell table:formula="of:=[.$H40]/SUM([.$B40:.$AB40])" office:value-type="float" office:value="0.935483870967742" calcext:value-type="float">
            <text:p>0.935483871</text:p>
          </table:table-cell>
          <table:table-cell table:formula="of:=[.AC40]*SUM([.B40:.AB40])" office:value-type="float" office:value="5.65408805031447" calcext:value-type="float">
            <text:p>5.6540880503</text:p>
          </table:table-cell>
          <table:table-cell table:formula="of:=[.AD40]*SUM([.B40:.AB40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[.I41]/SUM([.I34:.I60])" office:value-type="float" office:value="0.659685863874346" calcext:value-type="float">
            <text:p>0.6596858639</text:p>
          </table:table-cell>
          <table:table-cell table:formula="of:=[.$I41]/SUM([.$B41:.$AB41])" office:value-type="float" office:value="1" calcext:value-type="float">
            <text:p>1</text:p>
          </table:table-cell>
          <table:table-cell table:formula="of:=[.AC41]*SUM([.B41:.AB41])" office:value-type="float" office:value="83.1204188481675" calcext:value-type="float">
            <text:p>83.1204188482</text:p>
          </table:table-cell>
          <table:table-cell table:formula="of:=[.AD41]*SUM([.B41:.AB41]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55" calcext:value-type="float">
            <text:p>165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J42]/SUM([.J34:.J60])" office:value-type="float" office:value="0.905856595511768" calcext:value-type="float">
            <text:p>0.9058565955</text:p>
          </table:table-cell>
          <table:table-cell table:formula="of:=[.$J42]/SUM([.$B42:.$AB42])" office:value-type="float" office:value="0.825436408977556" calcext:value-type="float">
            <text:p>0.825436409</text:p>
          </table:table-cell>
          <table:table-cell table:formula="of:=[.AC42]*SUM([.B42:.AB42])" office:value-type="float" office:value="1816.24247400109" calcext:value-type="float">
            <text:p>1816.2424740011</text:p>
          </table:table-cell>
          <table:table-cell table:formula="of:=[.AD42]*SUM([.B42:.AB42])"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NNP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09" calcext:value-type="float">
            <text:p>109</text:p>
          </table:table-cell>
          <table:table-cell office:value-type="float" office:value="823" calcext:value-type="float">
            <text:p>823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formula="of:=[.K43]/SUM([.K34:.K60])" office:value-type="float" office:value="0.902412280701754" calcext:value-type="float">
            <text:p>0.9024122807</text:p>
          </table:table-cell>
          <table:table-cell table:formula="of:=[.$K43]/SUM([.$B43:.$AB43])" office:value-type="float" office:value="0.556457065584855" calcext:value-type="float">
            <text:p>0.5564570656</text:p>
          </table:table-cell>
          <table:table-cell table:formula="of:=[.AC43]*SUM([.B43:.AB43])" office:value-type="float" office:value="1334.66776315789" calcext:value-type="float">
            <text:p>1334.6677631579</text:p>
          </table:table-cell>
          <table:table-cell table:formula="of:=[.AD43]*SUM([.B43:.AB43])"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NNP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L44]/SUM([.L34:.L60])" office:value-type="float" office:value="0.151724137931034" calcext:value-type="float">
            <text:p>0.1517241379</text:p>
          </table:table-cell>
          <table:table-cell table:formula="of:=[.$L44]/SUM([.$B44:.$AB44])" office:value-type="float" office:value="0.285714285714286" calcext:value-type="float">
            <text:p>0.2857142857</text:p>
          </table:table-cell>
          <table:table-cell table:formula="of:=[.AC44]*SUM([.B44:.AB44])" office:value-type="float" office:value="11.6827586206897" calcext:value-type="float">
            <text:p>11.6827586207</text:p>
          </table:table-cell>
          <table:table-cell table:formula="of:=[.AD44]*SUM([.B44:.AB44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N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54" calcext:value-type="float">
            <text:p>7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M45]/SUM([.M34:.M60])" office:value-type="float" office:value="0.857792946530148" calcext:value-type="float">
            <text:p>0.8577929465</text:p>
          </table:table-cell>
          <table:table-cell table:formula="of:=[.$M45]/SUM([.$B45:.$AB45])" office:value-type="float" office:value="0.83499446290144" calcext:value-type="float">
            <text:p>0.8349944629</text:p>
          </table:table-cell>
          <table:table-cell table:formula="of:=[.AC45]*SUM([.B45:.AB45])" office:value-type="float" office:value="774.587030716724" calcext:value-type="float">
            <text:p>774.5870307167</text:p>
          </table:table-cell>
          <table:table-cell table:formula="of:=[.AD45]*SUM([.B45:.AB45])"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N46]/SUM([.N34:.N60])" office:value-type="float" office:value="0.645714285714286" calcext:value-type="float">
            <text:p>0.6457142857</text:p>
          </table:table-cell>
          <table:table-cell table:formula="of:=[.$N46]/SUM([.$B46:.$AB46])" office:value-type="float" office:value="0.957627118644068" calcext:value-type="float">
            <text:p>0.9576271186</text:p>
          </table:table-cell>
          <table:table-cell table:formula="of:=[.AC46]*SUM([.B46:.AB46])" office:value-type="float" office:value="76.1942857142857" calcext:value-type="float">
            <text:p>76.1942857143</text:p>
          </table:table-cell>
          <table:table-cell table:formula="of:=[.AD46]*SUM([.B46:.AB46]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PR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O47]/SUM([.O34:.O60])" office:value-type="float" office:value="0.744548286604361" calcext:value-type="float">
            <text:p>0.7445482866</text:p>
          </table:table-cell>
          <table:table-cell table:formula="of:=[.$O47]/SUM([.$B47:.$AB47])" office:value-type="float" office:value="0.987603305785124" calcext:value-type="float">
            <text:p>0.9876033058</text:p>
          </table:table-cell>
          <table:table-cell table:formula="of:=[.AC47]*SUM([.B47:.AB47])" office:value-type="float" office:value="180.180685358255" calcext:value-type="float">
            <text:p>180.1806853583</text:p>
          </table:table-cell>
          <table:table-cell table:formula="of:=[.AD47]*SUM([.B47:.AB47])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PRP$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[.P48]/SUM([.P34:.P60])" office:value-type="float" office:value="0.528" calcext:value-type="float">
            <text:p>0.528</text:p>
          </table:table-cell>
          <table:table-cell table:formula="of:=[.$P48]/SUM([.$B48:.$AB48])" office:value-type="float" office:value="1" calcext:value-type="float">
            <text:p>1</text:p>
          </table:table-cell>
          <table:table-cell table:formula="of:=[.AC48]*SUM([.B48:.AB48])" office:value-type="float" office:value="69.696" calcext:value-type="float">
            <text:p>69.696</text:p>
          </table:table-cell>
          <table:table-cell table:formula="of:=[.AD48]*SUM([.B48:.AB48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Q49]/SUM([.Q34:.Q60])" office:value-type="float" office:value="0.891534391534391" calcext:value-type="float">
            <text:p>0.8915343915</text:p>
          </table:table-cell>
          <table:table-cell table:formula="of:=[.$Q49]/SUM([.$B49:.$AB49])" office:value-type="float" office:value="0.844611528822055" calcext:value-type="float">
            <text:p>0.8446115288</text:p>
          </table:table-cell>
          <table:table-cell table:formula="of:=[.AC49]*SUM([.B49:.AB49])" office:value-type="float" office:value="355.722222222222" calcext:value-type="float">
            <text:p>355.7222222222</text:p>
          </table:table-cell>
          <table:table-cell table:formula="of:=[.AD49]*SUM([.B49:.AB49])"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RB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.R50]/SUM([.R34:.R60])" office:value-type="float" office:value="0.0784313725490196" calcext:value-type="float">
            <text:p>0.0784313725</text:p>
          </table:table-cell>
          <table:table-cell table:formula="of:=[.$R50]/SUM([.$B50:.$AB50])" office:value-type="float" office:value="0.333333333333333" calcext:value-type="float">
            <text:p>0.3333333333</text:p>
          </table:table-cell>
          <table:table-cell table:formula="of:=[.AC50]*SUM([.B50:.AB50])" office:value-type="float" office:value="0.941176470588235" calcext:value-type="float">
            <text:p>0.9411764706</text:p>
          </table:table-cell>
          <table:table-cell table:formula="of:=[.AD50]*SUM([.B50:.AB5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.S51]/SUM([.S34:.S60])" office:value-type="float" office:value="0.951482479784367" calcext:value-type="float">
            <text:p>0.9514824798</text:p>
          </table:table-cell>
          <table:table-cell table:formula="of:=[.$S51]/SUM([.$B51:.$AB51])" office:value-type="float" office:value="1" calcext:value-type="float">
            <text:p>1</text:p>
          </table:table-cell>
          <table:table-cell table:formula="of:=[.AC51]*SUM([.B51:.AB51])" office:value-type="float" office:value="335.873315363881" calcext:value-type="float">
            <text:p>335.8733153639</text:p>
          </table:table-cell>
          <table:table-cell table:formula="of:=[.AD51]*SUM([.B51:.AB51])"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T52]/SUM([.T34:.T60])" office:value-type="float" office:value="0.689497716894977" calcext:value-type="float">
            <text:p>0.6894977169</text:p>
          </table:table-cell>
          <table:table-cell table:formula="of:=[.$T52]/SUM([.$B52:.$AB52])" office:value-type="float" office:value="0.920731707317073" calcext:value-type="float">
            <text:p>0.9207317073</text:p>
          </table:table-cell>
          <table:table-cell table:formula="of:=[.AC52]*SUM([.B52:.AB52])" office:value-type="float" office:value="226.155251141552" calcext:value-type="float">
            <text:p>226.1552511416</text:p>
          </table:table-cell>
          <table:table-cell table:formula="of:=[.AD52]*SUM([.B52:.AB52])"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VB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U53]/SUM([.U34:.U60])" office:value-type="float" office:value="0.916504854368932" calcext:value-type="float">
            <text:p>0.9165048544</text:p>
          </table:table-cell>
          <table:table-cell table:formula="of:=[.$U53]/SUM([.$B53:.$AB53])" office:value-type="float" office:value="0.86605504587156" calcext:value-type="float">
            <text:p>0.8660550459</text:p>
          </table:table-cell>
          <table:table-cell table:formula="of:=[.AC53]*SUM([.B53:.AB53])" office:value-type="float" office:value="499.495145631068" calcext:value-type="float">
            <text:p>499.4951456311</text:p>
          </table:table-cell>
          <table:table-cell table:formula="of:=[.AD53]*SUM([.B53:.AB53])"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VB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V54]/SUM([.V34:.V60])" office:value-type="float" office:value="0.792682926829268" calcext:value-type="float">
            <text:p>0.7926829268</text:p>
          </table:table-cell>
          <table:table-cell table:formula="of:=[.$V54]/SUM([.$B54:.$AB54])" office:value-type="float" office:value="0.710382513661202" calcext:value-type="float">
            <text:p>0.7103825137</text:p>
          </table:table-cell>
          <table:table-cell table:formula="of:=[.AC54]*SUM([.B54:.AB54])" office:value-type="float" office:value="145.060975609756" calcext:value-type="float">
            <text:p>145.0609756098</text:p>
          </table:table-cell>
          <table:table-cell table:formula="of:=[.AD54]*SUM([.B54:.AB54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VB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W55]/SUM([.W34:.W60])" office:value-type="float" office:value="0.711656441717791" calcext:value-type="float">
            <text:p>0.7116564417</text:p>
          </table:table-cell>
          <table:table-cell table:formula="of:=[.$W55]/SUM([.$B55:.$AB55])" office:value-type="float" office:value="0.763157894736842" calcext:value-type="float">
            <text:p>0.7631578947</text:p>
          </table:table-cell>
          <table:table-cell table:formula="of:=[.AC55]*SUM([.B55:.AB55])" office:value-type="float" office:value="216.343558282209" calcext:value-type="float">
            <text:p>216.3435582822</text:p>
          </table:table-cell>
          <table:table-cell table:formula="of:=[.AD55]*SUM([.B55:.AB55])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VB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X56]/SUM([.X34:.X60])" office:value-type="float" office:value="0.703883495145631" calcext:value-type="float">
            <text:p>0.7038834951</text:p>
          </table:table-cell>
          <table:table-cell table:formula="of:=[.$X56]/SUM([.$B56:.$AB56])" office:value-type="float" office:value="0.847953216374269" calcext:value-type="float">
            <text:p>0.8479532164</text:p>
          </table:table-cell>
          <table:table-cell table:formula="of:=[.AC56]*SUM([.B56:.AB56])" office:value-type="float" office:value="120.364077669903" calcext:value-type="float">
            <text:p>120.3640776699</text:p>
          </table:table-cell>
          <table:table-cell table:formula="of:=[.AD56]*SUM([.B56:.AB56])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VBZ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Y57]/SUM([.Y34:.Y60])" office:value-type="float" office:value="0.884328358208955" calcext:value-type="float">
            <text:p>0.8843283582</text:p>
          </table:table-cell>
          <table:table-cell table:formula="of:=[.$Y57]/SUM([.$B57:.$AB57])" office:value-type="float" office:value="0.890977443609022" calcext:value-type="float">
            <text:p>0.8909774436</text:p>
          </table:table-cell>
          <table:table-cell table:formula="of:=[.AC57]*SUM([.B57:.AB57])" office:value-type="float" office:value="235.231343283582" calcext:value-type="float">
            <text:p>235.2313432836</text:p>
          </table:table-cell>
          <table:table-cell table:formula="of:=[.AD57]*SUM([.B57:.AB5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WD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Z58]/SUM([.Z34:.Z60])" office:value-type="float" office:value="0.547169811320755" calcext:value-type="float">
            <text:p>0.5471698113</text:p>
          </table:table-cell>
          <table:table-cell table:formula="of:=[.$Z58]/SUM([.$B58:.$AB58])" office:value-type="float" office:value="0.935483870967742" calcext:value-type="float">
            <text:p>0.935483871</text:p>
          </table:table-cell>
          <table:table-cell table:formula="of:=[.AC58]*SUM([.B58:.AB58])" office:value-type="float" office:value="33.9245283018868" calcext:value-type="float">
            <text:p>33.9245283019</text:p>
          </table:table-cell>
          <table:table-cell table:formula="of:=[.AD58]*SUM([.B58:.AB58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WP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AA59]/SUM([.AA34:.AA60])" office:value-type="float" office:value="0.311111111111111" calcext:value-type="float">
            <text:p>0.3111111111</text:p>
          </table:table-cell>
          <table:table-cell table:formula="of:=[.$AA59]/SUM([.$B59:.$AB59])" office:value-type="float" office:value="1" calcext:value-type="float">
            <text:p>1</text:p>
          </table:table-cell>
          <table:table-cell table:formula="of:=[.AC59]*SUM([.B59:.AB59])" office:value-type="float" office:value="8.71111111111111" calcext:value-type="float">
            <text:p>8.7111111111</text:p>
          </table:table-cell>
          <table:table-cell table:formula="of:=[.AD59]*SUM([.B59:.AB59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RB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AB60]/SUM([.AB34:.AB60])" office:value-type="float" office:value="0.268292682926829" calcext:value-type="float">
            <text:p>0.2682926829</text:p>
          </table:table-cell>
          <table:table-cell table:formula="of:=[.$AB60]/SUM([.$B60:.$AB60])" office:value-type="float" office:value="1" calcext:value-type="float">
            <text:p>1</text:p>
          </table:table-cell>
          <table:table-cell table:formula="of:=[.AC60]*SUM([.B60:.AB60])" office:value-type="float" office:value="5.90243902439024" calcext:value-type="float">
            <text:p>5.9024390244</text:p>
          </table:table-cell>
          <table:table-cell table:formula="of:=[.AD60]*SUM([.B60:.AB60])" office:value-type="float" office:value="22" calcext:value-type="float">
            <text:p>22</text:p>
          </table:table-cell>
        </table:table-row>
        <table:table-row table:style-name="ro1">
          <table:table-cell table:number-columns-repeated="30"/>
          <table:table-cell table:formula="of:=SUM([.AE34:.AE60])/SUM([.B34:.AB60])" office:value-type="float" office:value="0.875133113288288" calcext:value-type="float">
            <text:p>0.8751331133</text:p>
          </table:table-cell>
          <table:table-cell table:formula="of:=SUM([.AF34:.AF60])/SUM([.B34:.AB60])" office:value-type="float" office:value="0.842199408928294" calcext:value-type="float">
            <text:p>0.8421994089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old: 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JJR</text:p>
          </table:table-cell>
          <table:table-cell office:value-type="string" calcext:value-type="string">
            <text:p>JJ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P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PRP$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B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WDT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WRB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Weighted Avg Precision</text:p>
          </table:table-cell>
          <table:table-cell office:value-type="string" calcext:value-type="string">
            <text:p>Weighted Average Recall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396" calcext:value-type="float">
            <text:p>3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98019801980198" calcext:value-type="float">
            <text:p>0.9801980198</text:p>
          </table:table-cell>
          <table:table-cell table:formula="of:=[.B65]/SUM([.$B65:.$AB65])" office:value-type="float" office:value="0.99" calcext:value-type="float">
            <text:p>0.99</text:p>
          </table:table-cell>
          <table:table-cell table:formula="of:=[.AC65]*SUM([.B65:.AB65])" office:value-type="float" office:value="392.079207920792" calcext:value-type="float">
            <text:p>392.0792079208</text:p>
          </table:table-cell>
          <table:table-cell table:formula="of:=[.AD65]*SUM([.B65:.AB65])"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43327239488117" calcext:value-type="float">
            <text:p>0.9433272395</text:p>
          </table:table-cell>
          <table:table-cell table:formula="of:=[.$C66]/SUM([.$B66:.$AB66])" office:value-type="float" office:value="0.813880126182965" calcext:value-type="float">
            <text:p>0.8138801262</text:p>
          </table:table-cell>
          <table:table-cell table:formula="of:=[.AC66]*SUM([.B66:.AB66])" office:value-type="float" office:value="598.069469835466" calcext:value-type="float">
            <text:p>598.0694698355</text:p>
          </table:table-cell>
          <table:table-cell table:formula="of:=[.AD66]*SUM([.B66:.AB66])"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2" calcext:value-type="float">
            <text:p>154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82791586998088" calcext:value-type="float">
            <text:p>0.982791587</text:p>
          </table:table-cell>
          <table:table-cell table:formula="of:=[.$D67]/SUM([.$B67:.$AB67])" office:value-type="float" office:value="0.986564299424184" calcext:value-type="float">
            <text:p>0.9865642994</text:p>
          </table:table-cell>
          <table:table-cell table:formula="of:=[.AC67]*SUM([.B67:.AB67])" office:value-type="float" office:value="1536.10325047801" calcext:value-type="float">
            <text:p>1536.103250478</text:p>
          </table:table-cell>
          <table:table-cell table:formula="of:=[.AD67]*SUM([.B67:.AB67])"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66110268082954" calcext:value-type="float">
            <text:p>0.9661102681</text:p>
          </table:table-cell>
          <table:table-cell table:formula="of:=[.$E68]/SUM([.$B68:.$AB68])" office:value-type="float" office:value="0.976982097186701" calcext:value-type="float">
            <text:p>0.9769820972</text:p>
          </table:table-cell>
          <table:table-cell table:formula="of:=[.AC68]*SUM([.B68:.AB68])" office:value-type="float" office:value="1888.74557410218" calcext:value-type="float">
            <text:p>1888.7455741022</text:p>
          </table:table-cell>
          <table:table-cell table:formula="of:=[.AD68]*SUM([.B68:.AB68])" office:value-type="float" office:value="1910" calcext:value-type="float">
            <text:p>1910</text:p>
          </table:table-cell>
        </table:table-row>
        <table:table-row table:style-name="ro1">
          <table:table-cell office:value-type="string" calcext:value-type="string">
            <text:p>JJ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85" calcext:value-type="float">
            <text:p>88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32549388523048" calcext:value-type="float">
            <text:p>0.8325493885</text:p>
          </table:table-cell>
          <table:table-cell table:formula="of:=[.$F69]/SUM([.$B69:.$AB69])" office:value-type="float" office:value="0.766233766233766" calcext:value-type="float">
            <text:p>0.7662337662</text:p>
          </table:table-cell>
          <table:table-cell table:formula="of:=[.AC69]*SUM([.B69:.AB69])" office:value-type="float" office:value="961.594543744121" calcext:value-type="float">
            <text:p>961.5945437441</text:p>
          </table:table-cell>
          <table:table-cell table:formula="of:=[.AD69]*SUM([.B69:.AB69])"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JJ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2292993630573" calcext:value-type="float">
            <text:p>0.5222929936</text:p>
          </table:table-cell>
          <table:table-cell table:formula="of:=[.$G70]/SUM([.$B70:.$AB70])" office:value-type="float" office:value="0.845360824742268" calcext:value-type="float">
            <text:p>0.8453608247</text:p>
          </table:table-cell>
          <table:table-cell table:formula="of:=[.AC70]*SUM([.B70:.AB70])" office:value-type="float" office:value="50.6624203821656" calcext:value-type="float">
            <text:p>50.6624203822</text:p>
          </table:table-cell>
          <table:table-cell table:formula="of:=[.AD70]*SUM([.B70:.AB70]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JJ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219858156028369" calcext:value-type="float">
            <text:p>0.219858156</text:p>
          </table:table-cell>
          <table:table-cell table:formula="of:=[.$H71]/SUM([.$B71:.$AB71])" office:value-type="float" office:value="0.911764705882353" calcext:value-type="float">
            <text:p>0.9117647059</text:p>
          </table:table-cell>
          <table:table-cell table:formula="of:=[.AC71]*SUM([.B71:.AB71])" office:value-type="float" office:value="7.47517730496454" calcext:value-type="float">
            <text:p>7.475177305</text:p>
          </table:table-cell>
          <table:table-cell table:formula="of:=[.AD71]*SUM([.B71:.AB71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98581560283688" calcext:value-type="float">
            <text:p>0.6985815603</text:p>
          </table:table-cell>
          <table:table-cell table:formula="of:=[.$I72]/SUM([.$B72:.$AB72])" office:value-type="float" office:value="0.989949748743718" calcext:value-type="float">
            <text:p>0.9899497487</text:p>
          </table:table-cell>
          <table:table-cell table:formula="of:=[.AC72]*SUM([.B72:.AB72])" office:value-type="float" office:value="139.017730496454" calcext:value-type="float">
            <text:p>139.0177304965</text:p>
          </table:table-cell>
          <table:table-cell table:formula="of:=[.AD72]*SUM([.B72:.AB72])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21" calcext:value-type="float">
            <text:p>2021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903038427167113" calcext:value-type="float">
            <text:p>0.9030384272</text:p>
          </table:table-cell>
          <table:table-cell table:formula="of:=[.$J73]/SUM([.$B73:.$AB73])" office:value-type="float" office:value="0.816235864297254" calcext:value-type="float">
            <text:p>0.8162358643</text:p>
          </table:table-cell>
          <table:table-cell table:formula="of:=[.AC73]*SUM([.B73:.AB73])" office:value-type="float" office:value="2235.92314566577" calcext:value-type="float">
            <text:p>2235.9231456658</text:p>
          </table:table-cell>
          <table:table-cell table:formula="of:=[.AD73]*SUM([.B73:.AB73])"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NN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  <table:table-cell office:value-type="float" office:value="1092" calcext:value-type="float">
            <text:p>1092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908485856905158" calcext:value-type="float">
            <text:p>0.9084858569</text:p>
          </table:table-cell>
          <table:table-cell table:formula="of:=[.$K74]/SUM([.$B74:.$AB74])" office:value-type="float" office:value="0.665042630937881" calcext:value-type="float">
            <text:p>0.6650426309</text:p>
          </table:table-cell>
          <table:table-cell table:formula="of:=[.AC74]*SUM([.B74:.AB74])" office:value-type="float" office:value="1491.73377703827" calcext:value-type="float">
            <text:p>1491.7337770383</text:p>
          </table:table-cell>
          <table:table-cell table:formula="of:=[.AD74]*SUM([.B74:.AB74])"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NNP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8695652173913" calcext:value-type="float">
            <text:p>0.1086956522</text:p>
          </table:table-cell>
          <table:table-cell table:formula="of:=[.$L75]/SUM([.$B75:.$AB75])" office:value-type="float" office:value="0.46875" calcext:value-type="float">
            <text:p>0.46875</text:p>
          </table:table-cell>
          <table:table-cell table:formula="of:=[.AC75]*SUM([.B75:.AB75])" office:value-type="float" office:value="3.47826086956522" calcext:value-type="float">
            <text:p>3.4782608696</text:p>
          </table:table-cell>
          <table:table-cell table:formula="of:=[.AD75]*SUM([.B75:.AB7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N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057" calcext:value-type="float">
            <text:p>105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03418803418803" calcext:value-type="float">
            <text:p>0.9034188034</text:p>
          </table:table-cell>
          <table:table-cell table:formula="of:=[.$M76]/SUM([.$B76:.$AB76])" office:value-type="float" office:value="0.8395552025417" calcext:value-type="float">
            <text:p>0.8395552025</text:p>
          </table:table-cell>
          <table:table-cell table:formula="of:=[.AC76]*SUM([.B76:.AB76])" office:value-type="float" office:value="1137.40427350427" calcext:value-type="float">
            <text:p>1137.4042735043</text:p>
          </table:table-cell>
          <table:table-cell table:formula="of:=[.AD76]*SUM([.B76:.AB76])"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3617021276596" calcext:value-type="float">
            <text:p>0.6436170213</text:p>
          </table:table-cell>
          <table:table-cell table:formula="of:=[.$N77]/SUM([.$B77:.$AB77])" office:value-type="float" office:value="0.983739837398374" calcext:value-type="float">
            <text:p>0.9837398374</text:p>
          </table:table-cell>
          <table:table-cell table:formula="of:=[.AC77]*SUM([.B77:.AB77])" office:value-type="float" office:value="79.1648936170213" calcext:value-type="float">
            <text:p>79.164893617</text:p>
          </table:table-cell>
          <table:table-cell table:formula="of:=[.AD77]*SUM([.B77:.AB77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PR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79940119760479" calcext:value-type="float">
            <text:p>0.7994011976</text:p>
          </table:table-cell>
          <table:table-cell table:formula="of:=[.$O78]/SUM([.$B78:.$AB78])" office:value-type="float" office:value="0.985239852398524" calcext:value-type="float">
            <text:p>0.9852398524</text:p>
          </table:table-cell>
          <table:table-cell table:formula="of:=[.AC78]*SUM([.B78:.AB78])" office:value-type="float" office:value="216.637724550898" calcext:value-type="float">
            <text:p>216.6377245509</text:p>
          </table:table-cell>
          <table:table-cell table:formula="of:=[.AD78]*SUM([.B78:.AB78])"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PRP$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464539007092199" calcext:value-type="float">
            <text:p>0.4645390071</text:p>
          </table:table-cell>
          <table:table-cell table:formula="of:=[.$P79]/SUM([.$B79:.$AB79])" office:value-type="float" office:value="1" calcext:value-type="float">
            <text:p>1</text:p>
          </table:table-cell>
          <table:table-cell table:formula="of:=[.AC79]*SUM([.B79:.AB79])" office:value-type="float" office:value="60.854609929078" calcext:value-type="float">
            <text:p>60.8546099291</text:p>
          </table:table-cell>
          <table:table-cell table:formula="of:=[.AD79]*SUM([.B79:.AB79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905693950177936" calcext:value-type="float">
            <text:p>0.9056939502</text:p>
          </table:table-cell>
          <table:table-cell table:formula="of:=[.$Q80]/SUM([.$B80:.$AB80])" office:value-type="float" office:value="0.856902356902357" calcext:value-type="float">
            <text:p>0.8569023569</text:p>
          </table:table-cell>
          <table:table-cell table:formula="of:=[.AC80]*SUM([.B80:.AB80])" office:value-type="float" office:value="537.982206405694" calcext:value-type="float">
            <text:p>537.9822064057</text:p>
          </table:table-cell>
          <table:table-cell table:formula="of:=[.AD80]*SUM([.B80:.AB80])"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RB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82926829268293" calcext:value-type="float">
            <text:p>0.1829268293</text:p>
          </table:table-cell>
          <table:table-cell table:formula="of:=[.$R81]/SUM([.$B81:.$AB81])" office:value-type="float" office:value="0.652173913043478" calcext:value-type="float">
            <text:p>0.652173913</text:p>
          </table:table-cell>
          <table:table-cell table:formula="of:=[.AC81]*SUM([.B81:.AB81])" office:value-type="float" office:value="4.20731707317073" calcext:value-type="float">
            <text:p>4.2073170732</text:p>
          </table:table-cell>
          <table:table-cell table:formula="of:=[.AD81]*SUM([.B81:.AB8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44444444444444" calcext:value-type="float">
            <text:p>0.9444444444</text:p>
          </table:table-cell>
          <table:table-cell table:formula="of:=[.$S82]/SUM([.$B82:.$AB82])" office:value-type="float" office:value="1" calcext:value-type="float">
            <text:p>1</text:p>
          </table:table-cell>
          <table:table-cell table:formula="of:=[.AC82]*SUM([.B82:.AB82])" office:value-type="float" office:value="401.388888888889" calcext:value-type="float">
            <text:p>401.3888888889</text:p>
          </table:table-cell>
          <table:table-cell table:formula="of:=[.AD82]*SUM([.B82:.AB82])"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357910906298" calcext:value-type="float">
            <text:p>0.7357910906</text:p>
          </table:table-cell>
          <table:table-cell table:formula="of:=[.$T83]/SUM([.$B83:.$AB83])" office:value-type="float" office:value="0.898686679174484" calcext:value-type="float">
            <text:p>0.8986866792</text:p>
          </table:table-cell>
          <table:table-cell table:formula="of:=[.AC83]*SUM([.B83:.AB83])" office:value-type="float" office:value="392.176651305684" calcext:value-type="float">
            <text:p>392.1766513057</text:p>
          </table:table-cell>
          <table:table-cell table:formula="of:=[.AD83]*SUM([.B83:.AB83])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VB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31608133086876" calcext:value-type="float">
            <text:p>0.9316081331</text:p>
          </table:table-cell>
          <table:table-cell table:formula="of:=[.$U84]/SUM([.$B84:.$AB84])" office:value-type="float" office:value="0.84" calcext:value-type="float">
            <text:p>0.84</text:p>
          </table:table-cell>
          <table:table-cell table:formula="of:=[.AC84]*SUM([.B84:.AB84])" office:value-type="float" office:value="558.964879852126" calcext:value-type="float">
            <text:p>558.9648798521</text:p>
          </table:table-cell>
          <table:table-cell table:formula="of:=[.AD84]*SUM([.B84:.AB84])"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VB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38842975206611" calcext:value-type="float">
            <text:p>0.8388429752</text:p>
          </table:table-cell>
          <table:table-cell table:formula="of:=[.$V85]/SUM([.$B85:.$AB85])" office:value-type="float" office:value="0.704861111111111" calcext:value-type="float">
            <text:p>0.7048611111</text:p>
          </table:table-cell>
          <table:table-cell table:formula="of:=[.AC85]*SUM([.B85:.AB85])" office:value-type="float" office:value="241.586776859504" calcext:value-type="float">
            <text:p>241.5867768595</text:p>
          </table:table-cell>
          <table:table-cell table:formula="of:=[.AD85]*SUM([.B85:.AB85])"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VB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746808510638298" calcext:value-type="float">
            <text:p>0.7468085106</text:p>
          </table:table-cell>
          <table:table-cell table:formula="of:=[.$W86]/SUM([.$B86:.$AB86])" office:value-type="float" office:value="0.797727272727273" calcext:value-type="float">
            <text:p>0.7977272727</text:p>
          </table:table-cell>
          <table:table-cell table:formula="of:=[.AC86]*SUM([.B86:.AB86])" office:value-type="float" office:value="328.595744680851" calcext:value-type="float">
            <text:p>328.5957446809</text:p>
          </table:table-cell>
          <table:table-cell table:formula="of:=[.AD86]*SUM([.B86:.AB86])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VB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86006825938567" calcext:value-type="float">
            <text:p>0.6860068259</text:p>
          </table:table-cell>
          <table:table-cell table:formula="of:=[.$X87]/SUM([.$B87:.$AB87])" office:value-type="float" office:value="0.807228915662651" calcext:value-type="float">
            <text:p>0.8072289157</text:p>
          </table:table-cell>
          <table:table-cell table:formula="of:=[.AC87]*SUM([.B87:.AB87])" office:value-type="float" office:value="170.815699658703" calcext:value-type="float">
            <text:p>170.8156996587</text:p>
          </table:table-cell>
          <table:table-cell table:formula="of:=[.AD87]*SUM([.B87:.AB87])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VBZ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3469387755102" calcext:value-type="float">
            <text:p>0.9234693878</text:p>
          </table:table-cell>
          <table:table-cell table:formula="of:=[.$Y88]/SUM([.$B88:.$AB88])" office:value-type="float" office:value="0.909547738693467" calcext:value-type="float">
            <text:p>0.9095477387</text:p>
          </table:table-cell>
          <table:table-cell table:formula="of:=[.AC88]*SUM([.B88:.AB88])" office:value-type="float" office:value="367.540816326531" calcext:value-type="float">
            <text:p>367.5408163265</text:p>
          </table:table-cell>
          <table:table-cell table:formula="of:=[.AD88]*SUM([.B88:.AB88])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WD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6627218934911" calcext:value-type="float">
            <text:p>0.5266272189</text:p>
          </table:table-cell>
          <table:table-cell table:formula="of:=[.$Z89]/SUM([.$B89:.$AB89])" office:value-type="float" office:value="0.917525773195876" calcext:value-type="float">
            <text:p>0.9175257732</text:p>
          </table:table-cell>
          <table:table-cell table:formula="of:=[.AC89]*SUM([.B89:.AB89])" office:value-type="float" office:value="51.0828402366864" calcext:value-type="float">
            <text:p>51.0828402367</text:p>
          </table:table-cell>
          <table:table-cell table:formula="of:=[.AD89]*SUM([.B89:.AB89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WP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6875" calcext:value-type="float">
            <text:p>0.6875</text:p>
          </table:table-cell>
          <table:table-cell table:formula="of:=[.$AA90]/SUM([.$B90:.$AB90])" office:value-type="float" office:value="0.982142857142857" calcext:value-type="float">
            <text:p>0.9821428571</text:p>
          </table:table-cell>
          <table:table-cell table:formula="of:=[.AC90]*SUM([.B90:.AB90])" office:value-type="float" office:value="38.5" calcext:value-type="float">
            <text:p>38.5</text:p>
          </table:table-cell>
          <table:table-cell table:formula="of:=[.AD90]*SUM([.B90:.AB90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WRB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90243902439024" calcext:value-type="float">
            <text:p>0.3902439024</text:p>
          </table:table-cell>
          <table:table-cell table:formula="of:=[.$AB91]/SUM([.$B91:.$AB91])" office:value-type="float" office:value="1" calcext:value-type="float">
            <text:p>1</text:p>
          </table:table-cell>
          <table:table-cell table:formula="of:=[.AC91]*SUM([.B91:.AB91])" office:value-type="float" office:value="12.4878048780488" calcext:value-type="float">
            <text:p>12.487804878</text:p>
          </table:table-cell>
          <table:table-cell table:formula="of:=[.AD91]*SUM([.B91:.AB91])" office:value-type="float" office:value="32" calcext:value-type="float">
            <text:p>32</text:p>
          </table:table-cell>
        </table:table-row>
        <table:table-row table:style-name="ro1">
          <table:table-cell table:number-columns-repeated="30"/>
          <table:table-cell table:formula="of:=SUM([.AE65:.AE91])/SUM([.B65:.AB91])" office:value-type="float" office:value="0.885284202572578" calcext:value-type="float">
            <text:p>0.8852842026</text:p>
          </table:table-cell>
          <table:table-cell table:formula="of:=SUM([.AF65:.AF91])/SUM([.B65:.AB91])" office:value-type="float" office:value="0.858780084044314" calcext:value-type="float">
            <text:p>0.85878008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old: 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JJR</text:p>
          </table:table-cell>
          <table:table-cell office:value-type="string" calcext:value-type="string">
            <text:p>JJ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P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PRP$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B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WDT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WRB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Weighted Avg Precision</text:p>
          </table:table-cell>
          <table:table-cell office:value-type="string" calcext:value-type="string">
            <text:p>Weighted Average Recall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585" calcext:value-type="float">
            <text:p>58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[.B96]/SUM([.B96:.B122])" office:value-type="float" office:value="0.970149253731343" calcext:value-type="float">
            <text:p>0.9701492537</text:p>
          </table:table-cell>
          <table:table-cell table:formula="of:=[.B96]/SUM([.$B96:.$AB96])" office:value-type="float" office:value="0.996592844974446" calcext:value-type="float">
            <text:p>0.996592845</text:p>
          </table:table-cell>
          <table:table-cell table:formula="of:=[.AC96]*SUM([.B96:.AB96])" office:value-type="float" office:value="569.477611940299" calcext:value-type="float">
            <text:p>569.4776119403</text:p>
          </table:table-cell>
          <table:table-cell table:formula="of:=[.AD96]*SUM([.B96:.AB96])"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2" calcext:value-type="float">
            <text:p>2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C97]/SUM([.C96:.C122])" office:value-type="float" office:value="0.90606936416185" calcext:value-type="float">
            <text:p>0.9060693642</text:p>
          </table:table-cell>
          <table:table-cell table:formula="of:=[.$C97]/SUM([.$B97:.$AB97])" office:value-type="float" office:value="0.775030902348578" calcext:value-type="float">
            <text:p>0.7750309023</text:p>
          </table:table-cell>
          <table:table-cell table:formula="of:=[.AC97]*SUM([.B97:.AB97])" office:value-type="float" office:value="733.010115606936" calcext:value-type="float">
            <text:p>733.0101156069</text:p>
          </table:table-cell>
          <table:table-cell table:formula="of:=[.AD97]*SUM([.B97:.AB97])"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4" calcext:value-type="float">
            <text:p>204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98]/SUM([.D96:.D122])" office:value-type="float" office:value="0.984111699566683" calcext:value-type="float">
            <text:p>0.9841116996</text:p>
          </table:table-cell>
          <table:table-cell table:formula="of:=[.$D98]/SUM([.$B98:.$AB98])" office:value-type="float" office:value="0.981277004320691" calcext:value-type="float">
            <text:p>0.9812770043</text:p>
          </table:table-cell>
          <table:table-cell table:formula="of:=[.AC98]*SUM([.B98:.AB98])" office:value-type="float" office:value="2049.9046701974" calcext:value-type="float">
            <text:p>2049.9046701974</text:p>
          </table:table-cell>
          <table:table-cell table:formula="of:=[.AD98]*SUM([.B98:.AB98])"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79" calcext:value-type="float">
            <text:p>2479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9]/SUM([.E96:.E122])" office:value-type="float" office:value="0.960852713178295" calcext:value-type="float">
            <text:p>0.9608527132</text:p>
          </table:table-cell>
          <table:table-cell table:formula="of:=[.$E99]/SUM([.$B99:.$AB99])" office:value-type="float" office:value="0.977523659305994" calcext:value-type="float">
            <text:p>0.9775236593</text:p>
          </table:table-cell>
          <table:table-cell table:formula="of:=[.AC99]*SUM([.B99:.AB99])" office:value-type="float" office:value="2436.72248062016" calcext:value-type="float">
            <text:p>2436.7224806202</text:p>
          </table:table-cell>
          <table:table-cell table:formula="of:=[.AD99]*SUM([.B99:.AB99])" office:value-type="float" office:value="2479" calcext:value-type="float">
            <text:p>2479</text:p>
          </table:table-cell>
        </table:table-row>
        <table:table-row table:style-name="ro1">
          <table:table-cell office:value-type="string" calcext:value-type="string">
            <text:p>JJ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26" calcext:value-type="float">
            <text:p>1026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100]/SUM([.F96:.F122])" office:value-type="float" office:value="0.846534653465347" calcext:value-type="float">
            <text:p>0.8465346535</text:p>
          </table:table-cell>
          <table:table-cell table:formula="of:=[.$F100]/SUM([.$B100:.$AB100])" office:value-type="float" office:value="0.679920477137177" calcext:value-type="float">
            <text:p>0.6799204771</text:p>
          </table:table-cell>
          <table:table-cell table:formula="of:=[.AC100]*SUM([.B100:.AB100])" office:value-type="float" office:value="1277.42079207921" calcext:value-type="float">
            <text:p>1277.4207920792</text:p>
          </table:table-cell>
          <table:table-cell table:formula="of:=[.AD100]*SUM([.B100:.AB100])"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JJ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.G101]/SUM([.G$3:.G$29])" office:value-type="float" office:value="0.553719008264463" calcext:value-type="float">
            <text:p>0.5537190083</text:p>
          </table:table-cell>
          <table:table-cell table:formula="of:=[.$G101]/SUM([.$B101:.$AB101])" office:value-type="float" office:value="0.712765957446808" calcext:value-type="float">
            <text:p>0.7127659574</text:p>
          </table:table-cell>
          <table:table-cell table:formula="of:=[.AC101]*SUM([.B101:.AB101])" office:value-type="float" office:value="52.0495867768595" calcext:value-type="float">
            <text:p>52.0495867769</text:p>
          </table:table-cell>
          <table:table-cell table:formula="of:=[.AD101]*SUM([.B101:.AB101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JJ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[.H102]/SUM([.H96:.H122])" office:value-type="float" office:value="0.113989637305699" calcext:value-type="float">
            <text:p>0.1139896373</text:p>
          </table:table-cell>
          <table:table-cell table:formula="of:=[.$H102]/SUM([.$B102:.$AB102])" office:value-type="float" office:value="0.936170212765957" calcext:value-type="float">
            <text:p>0.9361702128</text:p>
          </table:table-cell>
          <table:table-cell table:formula="of:=[.AC102]*SUM([.B102:.AB102])" office:value-type="float" office:value="5.35751295336788" calcext:value-type="float">
            <text:p>5.3575129534</text:p>
          </table:table-cell>
          <table:table-cell table:formula="of:=[.AD102]*SUM([.B102:.AB102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[.I103]/SUM([.I96:.I122])" office:value-type="float" office:value="0.592375366568915" calcext:value-type="float">
            <text:p>0.5923753666</text:p>
          </table:table-cell>
          <table:table-cell table:formula="of:=[.$I103]/SUM([.$B103:.$AB103])" office:value-type="float" office:value="1" calcext:value-type="float">
            <text:p>1</text:p>
          </table:table-cell>
          <table:table-cell table:formula="of:=[.AC103]*SUM([.B103:.AB103])" office:value-type="float" office:value="119.659824046921" calcext:value-type="float">
            <text:p>119.6598240469</text:p>
          </table:table-cell>
          <table:table-cell table:formula="of:=[.AD103]*SUM([.B103:.AB103])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2449" calcext:value-type="float">
            <text:p>2449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[.J104]/SUM([.J96:.J122])" office:value-type="float" office:value="0.881252249010435" calcext:value-type="float">
            <text:p>0.881252249</text:p>
          </table:table-cell>
          <table:table-cell table:formula="of:=[.$J104]/SUM([.$B104:.$AB104])" office:value-type="float" office:value="0.779191854915686" calcext:value-type="float">
            <text:p>0.7791918549</text:p>
          </table:table-cell>
          <table:table-cell table:formula="of:=[.AC104]*SUM([.B104:.AB104])" office:value-type="float" office:value="2769.7758186398" calcext:value-type="float">
            <text:p>2769.7758186398</text:p>
          </table:table-cell>
          <table:table-cell table:formula="of:=[.AD104]*SUM([.B104:.AB104])" office:value-type="float" office:value="2449" calcext:value-type="float">
            <text:p>2449</text:p>
          </table:table-cell>
        </table:table-row>
        <table:table-row table:style-name="ro1">
          <table:table-cell office:value-type="string" calcext:value-type="string">
            <text:p>NNP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597" calcext:value-type="float">
            <text:p>1597</text:p>
          </table:table-cell>
          <table:table-cell office:value-type="float" office:value="185" calcext:value-type="float">
            <text:p>185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table:formula="of:=[.K105]/SUM([.K96:.K122])" office:value-type="float" office:value="0.876990664470071" calcext:value-type="float">
            <text:p>0.8769906645</text:p>
          </table:table-cell>
          <table:table-cell table:formula="of:=[.$K105]/SUM([.$B105:.$AB105])" office:value-type="float" office:value="0.577994933043793" calcext:value-type="float">
            <text:p>0.577994933</text:p>
          </table:table-cell>
          <table:table-cell table:formula="of:=[.AC105]*SUM([.B105:.AB105])" office:value-type="float" office:value="2423.12520593081" calcext:value-type="float">
            <text:p>2423.1252059308</text:p>
          </table:table-cell>
          <table:table-cell table:formula="of:=[.AD105]*SUM([.B105:.AB105])"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NNP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L106]/SUM([.L96:.L122])" office:value-type="float" office:value="0.0664556962025316" calcext:value-type="float">
            <text:p>0.0664556962</text:p>
          </table:table-cell>
          <table:table-cell table:formula="of:=[.$L106]/SUM([.$B106:.$AB106])" office:value-type="float" office:value="0.488372093023256" calcext:value-type="float">
            <text:p>0.488372093</text:p>
          </table:table-cell>
          <table:table-cell table:formula="of:=[.AC106]*SUM([.B106:.AB106])" office:value-type="float" office:value="2.85759493670886" calcext:value-type="float">
            <text:p>2.8575949367</text:p>
          </table:table-cell>
          <table:table-cell table:formula="of:=[.AD106]*SUM([.B106:.AB106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N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121" calcext:value-type="float">
            <text:p>112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M107]/SUM([.M96:.M122])" office:value-type="float" office:value="0.886166007905138" calcext:value-type="float">
            <text:p>0.8861660079</text:p>
          </table:table-cell>
          <table:table-cell table:formula="of:=[.$M107]/SUM([.$B107:.$AB107])" office:value-type="float" office:value="0.763104152484683" calcext:value-type="float">
            <text:p>0.7631041525</text:p>
          </table:table-cell>
          <table:table-cell table:formula="of:=[.AC107]*SUM([.B107:.AB107])" office:value-type="float" office:value="1301.77786561265" calcext:value-type="float">
            <text:p>1301.7778656127</text:p>
          </table:table-cell>
          <table:table-cell table:formula="of:=[.AD107]*SUM([.B107:.AB107])"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N108]/SUM([.N96:.N122])" office:value-type="float" office:value="0.579310344827586" calcext:value-type="float">
            <text:p>0.5793103448</text:p>
          </table:table-cell>
          <table:table-cell table:formula="of:=[.$N108]/SUM([.$B108:.$AB108])" office:value-type="float" office:value="0.96551724137931" calcext:value-type="float">
            <text:p>0.9655172414</text:p>
          </table:table-cell>
          <table:table-cell table:formula="of:=[.AC108]*SUM([.B108:.AB108])" office:value-type="float" office:value="100.8" calcext:value-type="float">
            <text:p>100.8</text:p>
          </table:table-cell>
          <table:table-cell table:formula="of:=[.AD108]*SUM([.B108:.AB108])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R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[.O109]/SUM([.O96:.O122])" office:value-type="float" office:value="0.755737704918033" calcext:value-type="float">
            <text:p>0.7557377049</text:p>
          </table:table-cell>
          <table:table-cell table:formula="of:=[.$O109]/SUM([.$B109:.$AB109])" office:value-type="float" office:value="0.989270386266094" calcext:value-type="float">
            <text:p>0.9892703863</text:p>
          </table:table-cell>
          <table:table-cell table:formula="of:=[.AC109]*SUM([.B109:.AB109])" office:value-type="float" office:value="352.173770491803" calcext:value-type="float">
            <text:p>352.1737704918</text:p>
          </table:table-cell>
          <table:table-cell table:formula="of:=[.AD109]*SUM([.B109:.AB109])"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PRP$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.P110]/SUM([.P96:.P122])" office:value-type="float" office:value="0.519125683060109" calcext:value-type="float">
            <text:p>0.5191256831</text:p>
          </table:table-cell>
          <table:table-cell table:formula="of:=[.$P110]/SUM([.$B110:.$AB110])" office:value-type="float" office:value="0.989583333333333" calcext:value-type="float">
            <text:p>0.9895833333</text:p>
          </table:table-cell>
          <table:table-cell table:formula="of:=[.AC110]*SUM([.B110:.AB110])" office:value-type="float" office:value="99.672131147541" calcext:value-type="float">
            <text:p>99.6721311475</text:p>
          </table:table-cell>
          <table:table-cell table:formula="of:=[.AD110]*SUM([.B110:.AB110])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38" calcext:value-type="float">
            <text:p>63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Q111]/SUM([.Q96:.Q122])" office:value-type="float" office:value="0.883656509695291" calcext:value-type="float">
            <text:p>0.8836565097</text:p>
          </table:table-cell>
          <table:table-cell table:formula="of:=[.$Q111]/SUM([.$B111:.$AB111])" office:value-type="float" office:value="0.842800528401585" calcext:value-type="float">
            <text:p>0.8428005284</text:p>
          </table:table-cell>
          <table:table-cell table:formula="of:=[.AC111]*SUM([.B111:.AB111])" office:value-type="float" office:value="668.927977839335" calcext:value-type="float">
            <text:p>668.9279778393</text:p>
          </table:table-cell>
          <table:table-cell table:formula="of:=[.AD111]*SUM([.B111:.AB111])"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RB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.R112]/SUM([.R96:.R122])" office:value-type="float" office:value="0.197278911564626" calcext:value-type="float">
            <text:p>0.1972789116</text:p>
          </table:table-cell>
          <table:table-cell table:formula="of:=[.$R112]/SUM([.$B112:.$AB112])" office:value-type="float" office:value="0.591836734693878" calcext:value-type="float">
            <text:p>0.5918367347</text:p>
          </table:table-cell>
          <table:table-cell table:formula="of:=[.AC112]*SUM([.B112:.AB112])" office:value-type="float" office:value="9.66666666666667" calcext:value-type="float">
            <text:p>9.6666666667</text:p>
          </table:table-cell>
          <table:table-cell table:formula="of:=[.AD112]*SUM([.B112:.AB112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.S113]/SUM([.S96:.S122])" office:value-type="float" office:value="0.895726495726496" calcext:value-type="float">
            <text:p>0.8957264957</text:p>
          </table:table-cell>
          <table:table-cell table:formula="of:=[.$S113]/SUM([.$B113:.$AB113])" office:value-type="float" office:value="1" calcext:value-type="float">
            <text:p>1</text:p>
          </table:table-cell>
          <table:table-cell table:formula="of:=[.AC113]*SUM([.B113:.AB113])" office:value-type="float" office:value="469.360683760684" calcext:value-type="float">
            <text:p>469.3606837607</text:p>
          </table:table-cell>
          <table:table-cell table:formula="of:=[.AD113]*SUM([.B113:.AB113])"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T114]/SUM([.T96:.T122])" office:value-type="float" office:value="0.667080745341615" calcext:value-type="float">
            <text:p>0.6670807453</text:p>
          </table:table-cell>
          <table:table-cell table:formula="of:=[.$T114]/SUM([.$B114:.$AB114])" office:value-type="float" office:value="0.907094594594595" calcext:value-type="float">
            <text:p>0.9070945946</text:p>
          </table:table-cell>
          <table:table-cell table:formula="of:=[.AC114]*SUM([.B114:.AB114])" office:value-type="float" office:value="394.911801242236" calcext:value-type="float">
            <text:p>394.9118012422</text:p>
          </table:table-cell>
          <table:table-cell table:formula="of:=[.AD114]*SUM([.B114:.AB114])"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VB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U115]/SUM([.U96:.U122])" office:value-type="float" office:value="0.870094722598105" calcext:value-type="float">
            <text:p>0.8700947226</text:p>
          </table:table-cell>
          <table:table-cell table:formula="of:=[.$U115]/SUM([.$B115:.$AB115])" office:value-type="float" office:value="0.847167325428195" calcext:value-type="float">
            <text:p>0.8471673254</text:p>
          </table:table-cell>
          <table:table-cell table:formula="of:=[.AC115]*SUM([.B115:.AB115])" office:value-type="float" office:value="660.401894451962" calcext:value-type="float">
            <text:p>660.401894452</text:p>
          </table:table-cell>
          <table:table-cell table:formula="of:=[.AD115]*SUM([.B115:.AB115])"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VB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V116]/SUM([.V96:.V122])" office:value-type="float" office:value="0.805194805194805" calcext:value-type="float">
            <text:p>0.8051948052</text:p>
          </table:table-cell>
          <table:table-cell table:formula="of:=[.$V116]/SUM([.$B116:.$AB116])" office:value-type="float" office:value="0.629441624365482" calcext:value-type="float">
            <text:p>0.6294416244</text:p>
          </table:table-cell>
          <table:table-cell table:formula="of:=[.AC116]*SUM([.B116:.AB116])" office:value-type="float" office:value="317.246753246753" calcext:value-type="float">
            <text:p>317.2467532468</text:p>
          </table:table-cell>
          <table:table-cell table:formula="of:=[.AD116]*SUM([.B116:.AB116])"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VB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W117]/SUM([.W96:.W122])" office:value-type="float" office:value="0.719723183391004" calcext:value-type="float">
            <text:p>0.7197231834</text:p>
          </table:table-cell>
          <table:table-cell table:formula="of:=[.$W117]/SUM([.$B117:.$AB117])" office:value-type="float" office:value="0.712328767123288" calcext:value-type="float">
            <text:p>0.7123287671</text:p>
          </table:table-cell>
          <table:table-cell table:formula="of:=[.AC117]*SUM([.B117:.AB117])" office:value-type="float" office:value="420.318339100346" calcext:value-type="float">
            <text:p>420.3183391003</text:p>
          </table:table-cell>
          <table:table-cell table:formula="of:=[.AD117]*SUM([.B117:.AB117])"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VB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X118]/SUM([.X96:.X122])" office:value-type="float" office:value="0.689567430025445" calcext:value-type="float">
            <text:p>0.68956743</text:p>
          </table:table-cell>
          <table:table-cell table:formula="of:=[.$X118]/SUM([.$B118:.$AB118])" office:value-type="float" office:value="0.778735632183908" calcext:value-type="float">
            <text:p>0.7787356322</text:p>
          </table:table-cell>
          <table:table-cell table:formula="of:=[.AC118]*SUM([.B118:.AB118])" office:value-type="float" office:value="239.969465648855" calcext:value-type="float">
            <text:p>239.9694656489</text:p>
          </table:table-cell>
          <table:table-cell table:formula="of:=[.AD118]*SUM([.B118:.AB118])"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VB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Y119]/SUM([.Y96:.Y122])" office:value-type="float" office:value="0.89945155393053" calcext:value-type="float">
            <text:p>0.8994515539</text:p>
          </table:table-cell>
          <table:table-cell table:formula="of:=[.$Y119]/SUM([.$B119:.$AB119])" office:value-type="float" office:value="0.894545454545455" calcext:value-type="float">
            <text:p>0.8945454545</text:p>
          </table:table-cell>
          <table:table-cell table:formula="of:=[.AC119]*SUM([.B119:.AB119])" office:value-type="float" office:value="494.698354661792" calcext:value-type="float">
            <text:p>494.6983546618</text:p>
          </table:table-cell>
          <table:table-cell table:formula="of:=[.AD119]*SUM([.B119:.AB119])"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WD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Z120]/SUM([.Z96:.Z122])" office:value-type="float" office:value="0.49746192893401" calcext:value-type="float">
            <text:p>0.4974619289</text:p>
          </table:table-cell>
          <table:table-cell table:formula="of:=[.$Z120]/SUM([.$B120:.$AB120])" office:value-type="float" office:value="0.98" calcext:value-type="float">
            <text:p>0.98</text:p>
          </table:table-cell>
          <table:table-cell table:formula="of:=[.AC120]*SUM([.B120:.AB120])" office:value-type="float" office:value="49.746192893401" calcext:value-type="float">
            <text:p>49.7461928934</text:p>
          </table:table-cell>
          <table:table-cell table:formula="of:=[.AD120]*SUM([.B120:.AB120]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WP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AA121]/SUM([.AA96:.AA122])" office:value-type="float" office:value="0.371428571428571" calcext:value-type="float">
            <text:p>0.3714285714</text:p>
          </table:table-cell>
          <table:table-cell table:formula="of:=[.$AA121]/SUM([.$B121:.$AB121])" office:value-type="float" office:value="1" calcext:value-type="float">
            <text:p>1</text:p>
          </table:table-cell>
          <table:table-cell table:formula="of:=[.AC121]*SUM([.B121:.AB121])" office:value-type="float" office:value="24.1428571428571" calcext:value-type="float">
            <text:p>24.1428571429</text:p>
          </table:table-cell>
          <table:table-cell table:formula="of:=[.AD121]*SUM([.B121:.AB121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WRB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AB122]/SUM([.AB96:.AB122])" office:value-type="float" office:value="0.273809523809524" calcext:value-type="float">
            <text:p>0.2738095238</text:p>
          </table:table-cell>
          <table:table-cell table:formula="of:=[.$AB122]/SUM([.$B122:.$AB122])" office:value-type="float" office:value="0.978723404255319" calcext:value-type="float">
            <text:p>0.9787234043</text:p>
          </table:table-cell>
          <table:table-cell table:formula="of:=[.AC122]*SUM([.B122:.AB122])" office:value-type="float" office:value="12.8690476190476" calcext:value-type="float">
            <text:p>12.869047619</text:p>
          </table:table-cell>
          <table:table-cell table:formula="of:=[.AD122]*SUM([.B122:.AB122])" office:value-type="float" office:value="46" calcext:value-type="float">
            <text:p>46</text:p>
          </table:table-cell>
        </table:table-row>
        <table:table-row table:style-name="ro1">
          <table:table-cell table:number-columns-repeated="30"/>
          <table:table-cell table:formula="of:=SUM([.AE96:.AE122])/SUM([.B96:.AB122])" office:value-type="float" office:value="0.864504692868639" calcext:value-type="float">
            <text:p>0.8645046929</text:p>
          </table:table-cell>
          <table:table-cell table:formula="of:=SUM([.AF96:.AF122])/SUM([.B96:.AB122])" office:value-type="float" office:value="0.818155702384372" calcext:value-type="float">
            <text:p>0.818155702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old: 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JJR</text:p>
          </table:table-cell>
          <table:table-cell office:value-type="string" calcext:value-type="string">
            <text:p>JJ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P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PRP$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B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WDT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WRB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Weighted Avg Precision</text:p>
          </table:table-cell>
          <table:table-cell office:value-type="string" calcext:value-type="string">
            <text:p>Weighted Average Recall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515" calcext:value-type="float">
            <text:p>51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[.B127]/SUM([.B127:.B153])" office:value-type="float" office:value="0.992292870905588" calcext:value-type="float">
            <text:p>0.9922928709</text:p>
          </table:table-cell>
          <table:table-cell table:formula="of:=[.B127]/SUM([.$B127:.$AB127])" office:value-type="float" office:value="0.998062015503876" calcext:value-type="float">
            <text:p>0.9980620155</text:p>
          </table:table-cell>
          <table:table-cell table:formula="of:=[.AC127]*SUM([.B127:.AB127])" office:value-type="float" office:value="512.023121387283" calcext:value-type="float">
            <text:p>512.0231213873</text:p>
          </table:table-cell>
          <table:table-cell table:formula="of:=[.AD127]*SUM([.B127:.AB127])"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128]/SUM([.C127:.C153])" office:value-type="float" office:value="0.876383763837638" calcext:value-type="float">
            <text:p>0.8763837638</text:p>
          </table:table-cell>
          <table:table-cell table:formula="of:=[.$C128]/SUM([.$B128:.$AB128])" office:value-type="float" office:value="0.860507246376812" calcext:value-type="float">
            <text:p>0.8605072464</text:p>
          </table:table-cell>
          <table:table-cell table:formula="of:=[.AC128]*SUM([.B128:.AB128])" office:value-type="float" office:value="483.763837638376" calcext:value-type="float">
            <text:p>483.7638376384</text:p>
          </table:table-cell>
          <table:table-cell table:formula="of:=[.AD128]*SUM([.B128:.AB128])"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7" calcext:value-type="float">
            <text:p>190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29]/SUM([.D127:.D153])" office:value-type="float" office:value="0.981471950591868" calcext:value-type="float">
            <text:p>0.9814719506</text:p>
          </table:table-cell>
          <table:table-cell table:formula="of:=[.$D129]/SUM([.$B129:.$AB129])" office:value-type="float" office:value="0.991164241164241" calcext:value-type="float">
            <text:p>0.9911642412</text:p>
          </table:table-cell>
          <table:table-cell table:formula="of:=[.AC129]*SUM([.B129:.AB129])" office:value-type="float" office:value="1888.35203293875" calcext:value-type="float">
            <text:p>1888.3520329388</text:p>
          </table:table-cell>
          <table:table-cell table:formula="of:=[.AD129]*SUM([.B129:.AB129])" office:value-type="float" office:value="1907" calcext:value-type="float">
            <text:p>1907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97" calcext:value-type="float">
            <text:p>21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]/SUM([.E127:.E153])" office:value-type="float" office:value="0.956048738033072" calcext:value-type="float">
            <text:p>0.956048738</text:p>
          </table:table-cell>
          <table:table-cell table:formula="of:=[.$E130]/SUM([.$B130:.$AB130])" office:value-type="float" office:value="0.976444444444444" calcext:value-type="float">
            <text:p>0.9764444444</text:p>
          </table:table-cell>
          <table:table-cell table:formula="of:=[.AC130]*SUM([.B130:.AB130])" office:value-type="float" office:value="2151.10966057441" calcext:value-type="float">
            <text:p>2151.1096605744</text:p>
          </table:table-cell>
          <table:table-cell table:formula="of:=[.AD130]*SUM([.B130:.AB130])" office:value-type="float" office:value="2197" calcext:value-type="float">
            <text:p>2197</text:p>
          </table:table-cell>
        </table:table-row>
        <table:table-row table:style-name="ro1">
          <table:table-cell office:value-type="string" calcext:value-type="string">
            <text:p>JJ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62" calcext:value-type="float">
            <text:p>862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F131]/SUM([.F127:.F153])" office:value-type="float" office:value="0.873353596757852" calcext:value-type="float">
            <text:p>0.8733535968</text:p>
          </table:table-cell>
          <table:table-cell table:formula="of:=[.$F131]/SUM([.$B131:.$AB131])" office:value-type="float" office:value="0.668735453840186" calcext:value-type="float">
            <text:p>0.6687354538</text:p>
          </table:table-cell>
          <table:table-cell table:formula="of:=[.AC131]*SUM([.B131:.AB131])" office:value-type="float" office:value="1125.75278622087" calcext:value-type="float">
            <text:p>1125.7527862209</text:p>
          </table:table-cell>
          <table:table-cell table:formula="of:=[.AD131]*SUM([.B131:.AB131])"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JJ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.G132]/SUM([.G$3:.G$29])" office:value-type="float" office:value="0.495867768595041" calcext:value-type="float">
            <text:p>0.4958677686</text:p>
          </table:table-cell>
          <table:table-cell table:formula="of:=[.$G132]/SUM([.$B132:.$AB132])" office:value-type="float" office:value="0.845070422535211" calcext:value-type="float">
            <text:p>0.8450704225</text:p>
          </table:table-cell>
          <table:table-cell table:formula="of:=[.AC132]*SUM([.B132:.AB132])" office:value-type="float" office:value="35.2066115702479" calcext:value-type="float">
            <text:p>35.2066115702</text:p>
          </table:table-cell>
          <table:table-cell table:formula="of:=[.AD132]*SUM([.B132:.AB132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JJ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3]/SUM([.H127:.H153])" office:value-type="float" office:value="0.122093023255814" calcext:value-type="float">
            <text:p>0.1220930233</text:p>
          </table:table-cell>
          <table:table-cell table:formula="of:=[.$H133]/SUM([.$B133:.$AB133])" office:value-type="float" office:value="0.954545454545455" calcext:value-type="float">
            <text:p>0.9545454545</text:p>
          </table:table-cell>
          <table:table-cell table:formula="of:=[.AC133]*SUM([.B133:.AB133])" office:value-type="float" office:value="5.37209302325581" calcext:value-type="float">
            <text:p>5.3720930233</text:p>
          </table:table-cell>
          <table:table-cell table:formula="of:=[.AD133]*SUM([.B133:.AB133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.I134]/SUM([.I127:.I153])" office:value-type="float" office:value="0.686111111111111" calcext:value-type="float">
            <text:p>0.6861111111</text:p>
          </table:table-cell>
          <table:table-cell table:formula="of:=[.$I134]/SUM([.$B134:.$AB134])" office:value-type="float" office:value="0.995967741935484" calcext:value-type="float">
            <text:p>0.9959677419</text:p>
          </table:table-cell>
          <table:table-cell table:formula="of:=[.AC134]*SUM([.B134:.AB134])" office:value-type="float" office:value="170.155555555556" calcext:value-type="float">
            <text:p>170.1555555556</text:p>
          </table:table-cell>
          <table:table-cell table:formula="of:=[.AD134]*SUM([.B134:.AB134])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2378" calcext:value-type="float">
            <text:p>2378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J135]/SUM([.J127:.J153])" office:value-type="float" office:value="0.893313298271976" calcext:value-type="float">
            <text:p>0.8933132983</text:p>
          </table:table-cell>
          <table:table-cell table:formula="of:=[.$J135]/SUM([.$B135:.$AB135])" office:value-type="float" office:value="0.796916890080429" calcext:value-type="float">
            <text:p>0.7969168901</text:p>
          </table:table-cell>
          <table:table-cell table:formula="of:=[.AC135]*SUM([.B135:.AB135])" office:value-type="float" office:value="2665.64688204358" calcext:value-type="float">
            <text:p>2665.6468820436</text:p>
          </table:table-cell>
          <table:table-cell table:formula="of:=[.AD135]*SUM([.B135:.AB135])" office:value-type="float" office:value="2378" calcext:value-type="float">
            <text:p>2378</text:p>
          </table:table-cell>
        </table:table-row>
        <table:table-row table:style-name="ro1">
          <table:table-cell office:value-type="string" calcext:value-type="string">
            <text:p>NNP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201" calcext:value-type="float">
            <text:p>201</text:p>
          </table:table-cell>
          <table:table-cell office:value-type="float" office:value="1179" calcext:value-type="float">
            <text:p>1179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table:formula="of:=[.K136]/SUM([.K127:.K153])" office:value-type="float" office:value="0.872041420118343" calcext:value-type="float">
            <text:p>0.8720414201</text:p>
          </table:table-cell>
          <table:table-cell table:formula="of:=[.$K136]/SUM([.$B136:.$AB136])" office:value-type="float" office:value="0.577375122428991" calcext:value-type="float">
            <text:p>0.5773751224</text:p>
          </table:table-cell>
          <table:table-cell table:formula="of:=[.AC136]*SUM([.B136:.AB136])" office:value-type="float" office:value="1780.70857988166" calcext:value-type="float">
            <text:p>1780.7085798817</text:p>
          </table:table-cell>
          <table:table-cell table:formula="of:=[.AD136]*SUM([.B136:.AB136])"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NNP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L137]/SUM([.L127:.L153])" office:value-type="float" office:value="0.119318181818182" calcext:value-type="float">
            <text:p>0.1193181818</text:p>
          </table:table-cell>
          <table:table-cell table:formula="of:=[.$L137]/SUM([.$B137:.$AB137])" office:value-type="float" office:value="0.35" calcext:value-type="float">
            <text:p>0.35</text:p>
          </table:table-cell>
          <table:table-cell table:formula="of:=[.AC137]*SUM([.B137:.AB137])" office:value-type="float" office:value="7.15909090909091" calcext:value-type="float">
            <text:p>7.1590909091</text:p>
          </table:table-cell>
          <table:table-cell table:formula="of:=[.AD137]*SUM([.B137:.AB137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N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40" calcext:value-type="float">
            <text:p>104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M138]/SUM([.M127:.M153])" office:value-type="float" office:value="0.874684608915055" calcext:value-type="float">
            <text:p>0.8746846089</text:p>
          </table:table-cell>
          <table:table-cell table:formula="of:=[.$M138]/SUM([.$B138:.$AB138])" office:value-type="float" office:value="0.768094534711965" calcext:value-type="float">
            <text:p>0.7680945347</text:p>
          </table:table-cell>
          <table:table-cell table:formula="of:=[.AC138]*SUM([.B138:.AB138])" office:value-type="float" office:value="1184.32296047098" calcext:value-type="float">
            <text:p>1184.322960471</text:p>
          </table:table-cell>
          <table:table-cell table:formula="of:=[.AD138]*SUM([.B138:.AB138])"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N139]/SUM([.N127:.N153])" office:value-type="float" office:value="0.626415094339623" calcext:value-type="float">
            <text:p>0.6264150943</text:p>
          </table:table-cell>
          <table:table-cell table:formula="of:=[.$N139]/SUM([.$B139:.$AB139])" office:value-type="float" office:value="0.970760233918129" calcext:value-type="float">
            <text:p>0.9707602339</text:p>
          </table:table-cell>
          <table:table-cell table:formula="of:=[.AC139]*SUM([.B139:.AB139])" office:value-type="float" office:value="107.116981132075" calcext:value-type="float">
            <text:p>107.1169811321</text:p>
          </table:table-cell>
          <table:table-cell table:formula="of:=[.AD139]*SUM([.B139:.AB139])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PR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O140]/SUM([.O127:.O153])" office:value-type="float" office:value="0.817014446227929" calcext:value-type="float">
            <text:p>0.8170144462</text:p>
          </table:table-cell>
          <table:table-cell table:formula="of:=[.$O140]/SUM([.$B140:.$AB140])" office:value-type="float" office:value="0.953183520599251" calcext:value-type="float">
            <text:p>0.9531835206</text:p>
          </table:table-cell>
          <table:table-cell table:formula="of:=[.AC140]*SUM([.B140:.AB140])" office:value-type="float" office:value="436.285714285714" calcext:value-type="float">
            <text:p>436.2857142857</text:p>
          </table:table-cell>
          <table:table-cell table:formula="of:=[.AD140]*SUM([.B140:.AB140])"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PRP$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[.P141]/SUM([.P127:.P153])" office:value-type="float" office:value="0.46319018404908" calcext:value-type="float">
            <text:p>0.463190184</text:p>
          </table:table-cell>
          <table:table-cell table:formula="of:=[.$P141]/SUM([.$B141:.$AB141])" office:value-type="float" office:value="0.993421052631579" calcext:value-type="float">
            <text:p>0.9934210526</text:p>
          </table:table-cell>
          <table:table-cell table:formula="of:=[.AC141]*SUM([.B141:.AB141])" office:value-type="float" office:value="70.4049079754601" calcext:value-type="float">
            <text:p>70.4049079755</text:p>
          </table:table-cell>
          <table:table-cell table:formula="of:=[.AD141]*SUM([.B141:.AB141])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Q142]/SUM([.Q127:.Q153])" office:value-type="float" office:value="0.893169877408056" calcext:value-type="float">
            <text:p>0.8931698774</text:p>
          </table:table-cell>
          <table:table-cell table:formula="of:=[.$Q142]/SUM([.$B142:.$AB142])" office:value-type="float" office:value="0.82258064516129" calcext:value-type="float">
            <text:p>0.8225806452</text:p>
          </table:table-cell>
          <table:table-cell table:formula="of:=[.AC142]*SUM([.B142:.AB142])" office:value-type="float" office:value="553.765323992995" calcext:value-type="float">
            <text:p>553.765323993</text:p>
          </table:table-cell>
          <table:table-cell table:formula="of:=[.AD142]*SUM([.B142:.AB142])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RB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.R143]/SUM([.R127:.R153])" office:value-type="float" office:value="0.150442477876106" calcext:value-type="float">
            <text:p>0.1504424779</text:p>
          </table:table-cell>
          <table:table-cell table:formula="of:=[.$R143]/SUM([.$B143:.$AB143])" office:value-type="float" office:value="0.472222222222222" calcext:value-type="float">
            <text:p>0.4722222222</text:p>
          </table:table-cell>
          <table:table-cell table:formula="of:=[.AC143]*SUM([.B143:.AB143])" office:value-type="float" office:value="5.41592920353982" calcext:value-type="float">
            <text:p>5.4159292035</text:p>
          </table:table-cell>
          <table:table-cell table:formula="of:=[.AD143]*SUM([.B143:.AB14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.S144]/SUM([.S127:.S153])" office:value-type="float" office:value="0.934046345811052" calcext:value-type="float">
            <text:p>0.9340463458</text:p>
          </table:table-cell>
          <table:table-cell table:formula="of:=[.$S144]/SUM([.$B144:.$AB144])" office:value-type="float" office:value="1" calcext:value-type="float">
            <text:p>1</text:p>
          </table:table-cell>
          <table:table-cell table:formula="of:=[.AC144]*SUM([.B144:.AB144])" office:value-type="float" office:value="489.440285204991" calcext:value-type="float">
            <text:p>489.440285205</text:p>
          </table:table-cell>
          <table:table-cell table:formula="of:=[.AD144]*SUM([.B144:.AB144])"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T145]/SUM([.T127:.T153])" office:value-type="float" office:value="0.744444444444444" calcext:value-type="float">
            <text:p>0.7444444444</text:p>
          </table:table-cell>
          <table:table-cell table:formula="of:=[.$T145]/SUM([.$B145:.$AB145])" office:value-type="float" office:value="0.894658753709199" calcext:value-type="float">
            <text:p>0.8946587537</text:p>
          </table:table-cell>
          <table:table-cell table:formula="of:=[.AC145]*SUM([.B145:.AB145])" office:value-type="float" office:value="501.755555555556" calcext:value-type="float">
            <text:p>501.7555555556</text:p>
          </table:table-cell>
          <table:table-cell table:formula="of:=[.AD145]*SUM([.B145:.AB145])"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VB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U146]/SUM([.U127:.U153])" office:value-type="float" office:value="0.905970149253731" calcext:value-type="float">
            <text:p>0.9059701493</text:p>
          </table:table-cell>
          <table:table-cell table:formula="of:=[.$U146]/SUM([.$B146:.$AB146])" office:value-type="float" office:value="0.812583668005355" calcext:value-type="float">
            <text:p>0.812583668</text:p>
          </table:table-cell>
          <table:table-cell table:formula="of:=[.AC146]*SUM([.B146:.AB146])" office:value-type="float" office:value="676.759701492537" calcext:value-type="float">
            <text:p>676.7597014925</text:p>
          </table:table-cell>
          <table:table-cell table:formula="of:=[.AD146]*SUM([.B146:.AB146])"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VB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V147]/SUM([.V127:.V153])" office:value-type="float" office:value="0.839721254355401" calcext:value-type="float">
            <text:p>0.8397212544</text:p>
          </table:table-cell>
          <table:table-cell table:formula="of:=[.$V147]/SUM([.$B147:.$AB147])" office:value-type="float" office:value="0.69054441260745" calcext:value-type="float">
            <text:p>0.6905444126</text:p>
          </table:table-cell>
          <table:table-cell table:formula="of:=[.AC147]*SUM([.B147:.AB147])" office:value-type="float" office:value="293.062717770035" calcext:value-type="float">
            <text:p>293.06271777</text:p>
          </table:table-cell>
          <table:table-cell table:formula="of:=[.AD147]*SUM([.B147:.AB147])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VB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W148]/SUM([.W127:.W153])" office:value-type="float" office:value="0.676954732510288" calcext:value-type="float">
            <text:p>0.6769547325</text:p>
          </table:table-cell>
          <table:table-cell table:formula="of:=[.$W148]/SUM([.$B148:.$AB148])" office:value-type="float" office:value="0.770491803278688" calcext:value-type="float">
            <text:p>0.7704918033</text:p>
          </table:table-cell>
          <table:table-cell table:formula="of:=[.AC148]*SUM([.B148:.AB148])" office:value-type="float" office:value="289.059670781893" calcext:value-type="float">
            <text:p>289.0596707819</text:p>
          </table:table-cell>
          <table:table-cell table:formula="of:=[.AD148]*SUM([.B148:.AB148])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VB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X149]/SUM([.X127:.X153])" office:value-type="float" office:value="0.641604010025063" calcext:value-type="float">
            <text:p>0.64160401</text:p>
          </table:table-cell>
          <table:table-cell table:formula="of:=[.$X149]/SUM([.$B149:.$AB149])" office:value-type="float" office:value="0.82051282051282" calcext:value-type="float">
            <text:p>0.8205128205</text:p>
          </table:table-cell>
          <table:table-cell table:formula="of:=[.AC149]*SUM([.B149:.AB149])" office:value-type="float" office:value="200.18045112782" calcext:value-type="float">
            <text:p>200.1804511278</text:p>
          </table:table-cell>
          <table:table-cell table:formula="of:=[.AD149]*SUM([.B149:.AB149])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VB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Y150]/SUM([.Y127:.Y153])" office:value-type="float" office:value="0.904382470119522" calcext:value-type="float">
            <text:p>0.9043824701</text:p>
          </table:table-cell>
          <table:table-cell table:formula="of:=[.$Y150]/SUM([.$B150:.$AB150])" office:value-type="float" office:value="0.8747591522158" calcext:value-type="float">
            <text:p>0.8747591522</text:p>
          </table:table-cell>
          <table:table-cell table:formula="of:=[.AC150]*SUM([.B150:.AB150])" office:value-type="float" office:value="469.374501992032" calcext:value-type="float">
            <text:p>469.374501992</text:p>
          </table:table-cell>
          <table:table-cell table:formula="of:=[.AD150]*SUM([.B150:.AB150])"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WD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Z151]/SUM([.Z127:.Z153])" office:value-type="float" office:value="0.533742331288344" calcext:value-type="float">
            <text:p>0.5337423313</text:p>
          </table:table-cell>
          <table:table-cell table:formula="of:=[.$Z151]/SUM([.$B151:.$AB151])" office:value-type="float" office:value="0.91578947368421" calcext:value-type="float">
            <text:p>0.9157894737</text:p>
          </table:table-cell>
          <table:table-cell table:formula="of:=[.AC151]*SUM([.B151:.AB151])" office:value-type="float" office:value="50.7055214723926" calcext:value-type="float">
            <text:p>50.7055214724</text:p>
          </table:table-cell>
          <table:table-cell table:formula="of:=[.AD151]*SUM([.B151:.AB151]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WP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AA152]/SUM([.AA127:.AA153])" office:value-type="float" office:value="0.392638036809816" calcext:value-type="float">
            <text:p>0.3926380368</text:p>
          </table:table-cell>
          <table:table-cell table:formula="of:=[.$AA152]/SUM([.$B152:.$AB152])" office:value-type="float" office:value="1" calcext:value-type="float">
            <text:p>1</text:p>
          </table:table-cell>
          <table:table-cell table:formula="of:=[.AC152]*SUM([.B152:.AB152])" office:value-type="float" office:value="25.1288343558282" calcext:value-type="float">
            <text:p>25.1288343558</text:p>
          </table:table-cell>
          <table:table-cell table:formula="of:=[.AD152]*SUM([.B152:.AB152]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WR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AB153]/SUM([.AB127:.AB153])" office:value-type="float" office:value="0.308724832214765" calcext:value-type="float">
            <text:p>0.3087248322</text:p>
          </table:table-cell>
          <table:table-cell table:formula="of:=[.$AB153]/SUM([.$B153:.$AB153])" office:value-type="float" office:value="0.978723404255319" calcext:value-type="float">
            <text:p>0.9787234043</text:p>
          </table:table-cell>
          <table:table-cell table:formula="of:=[.AC153]*SUM([.B153:.AB153])" office:value-type="float" office:value="14.510067114094" calcext:value-type="float">
            <text:p>14.5100671141</text:p>
          </table:table-cell>
          <table:table-cell table:formula="of:=[.AD153]*SUM([.B153:.AB153])" office:value-type="float" office:value="46" calcext:value-type="float">
            <text:p>46</text:p>
          </table:table-cell>
        </table:table-row>
        <table:table-row table:style-name="ro1">
          <table:table-cell table:number-columns-repeated="30"/>
          <table:table-cell table:formula="of:=SUM([.AE127:.AE153])/SUM([.B127:.AB153])" office:value-type="float" office:value="0.870332672704705" calcext:value-type="float">
            <text:p>0.8703326727</text:p>
          </table:table-cell>
          <table:table-cell table:formula="of:=SUM([.AF127:.AF153])/SUM([.B127:.AB153])" office:value-type="float" office:value="0.832410642300457" calcext:value-type="float">
            <text:p>0.8324106423</text:p>
          </table:table-cell>
        </table:table-row>
        <table:table-row table:style-name="ro1" table:number-rows-repeated="8">
          <table:table-cell table:number-columns-repeated="32"/>
        </table:table-row>
        <table:table-row table:style-name="ro1">
          <table:table-cell table:number-columns-repeated="27"/>
          <table:table-cell office:value-type="string" calcext:value-type="string">
            <text:p>Overall Average Precision</text:p>
          </table:table-cell>
          <table:table-cell table:number-columns-repeated="2"/>
          <table:table-cell table:formula="of:=([.AE154]+[.AE123]+[.AE92]+[.AE61]+[.AE30])/5" office:value-type="float" office:value="0.87512281928962" calcext:value-type="float">
            <text:p>0.8751228193</text:p>
          </table:table-cell>
          <table:table-cell/>
        </table:table-row>
        <table:table-row table:style-name="ro1">
          <table:table-cell table:number-columns-repeated="27"/>
          <table:table-cell office:value-type="string" calcext:value-type="string">
            <text:p>Overall Average Recall</text:p>
          </table:table-cell>
          <table:table-cell table:number-columns-repeated="2"/>
          <table:table-cell table:formula="of:=([.AF154]+[.AF123]+[.AF92]+[.AF61]+[.AF30])/5" office:value-type="float" office:value="0.840495778905895" calcext:value-type="float">
            <text:p>0.84049577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8T03:30:32.209825476</dc:date>
    <meta:editing-duration>PT9M16S</meta:editing-duration>
    <meta:editing-cycles>1</meta:editing-cycles>
    <meta:document-statistic meta:table-count="1" meta:cell-count="4499" meta:object-count="0"/>
    <meta:generator>LibreOffice/5.0.5.2$Linux_X86_64 LibreOffice_project/00m0$Build-2</meta:generator>
  </office:meta>
</office:document-meta>
</file>